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5.1mm"/>
    </style:style>
    <style:style style:name="co4" style:family="table-column">
      <style:table-column-properties fo:break-before="auto" style:column-width="24.2mm"/>
    </style:style>
    <style:style style:name="co5" style:family="table-column">
      <style:table-column-properties fo:break-before="auto" style:column-width="42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number-columns-repeated="4" table:default-cell-style-name="ce11"/>
        <table:table-column table:style-name="co2" table:default-cell-style-name="ce11"/>
        <table:table-column table:style-name="co3" table:default-cell-style-name="ce11"/>
        <table:table-column table:style-name="co1" table:number-columns-repeated="4" table:default-cell-style-name="ce11"/>
        <table:table-column table:style-name="co4" table:default-cell-style-name="ce11"/>
        <table:table-column table:style-name="co1" table:number-columns-repeated="9" table:default-cell-style-name="ce11"/>
        <table:table-column table:style-name="co5" table:default-cell-style-name="ce10"/>
        <table:table-row table:style-name="ro1">
          <table:table-cell table:style-name="ce7" office:value-type="string" calcext:value-type="string">
            <text:p>EPOCH</text:p>
          </table:table-cell>
          <table:table-cell table:style-name="ce10" office:value-type="string" calcext:value-type="string">
            <text:p>RUN1</text:p>
          </table:table-cell>
          <table:table-cell table:style-name="ce10" office:value-type="string" calcext:value-type="string">
            <text:p>RUN2</text:p>
          </table:table-cell>
          <table:table-cell table:style-name="ce10" office:value-type="string" calcext:value-type="string">
            <text:p>RUN3</text:p>
          </table:table-cell>
          <table:table-cell table:style-name="ce10" office:value-type="string" calcext:value-type="string">
            <text:p>RUN4</text:p>
          </table:table-cell>
          <table:table-cell table:style-name="ce10" office:value-type="string" calcext:value-type="string">
            <text:p>RUN5</text:p>
          </table:table-cell>
          <table:table-cell table:style-name="ce10" office:value-type="string" calcext:value-type="string">
            <text:p>RUN6</text:p>
          </table:table-cell>
          <table:table-cell table:style-name="ce10" office:value-type="string" calcext:value-type="string">
            <text:p>RUN7</text:p>
          </table:table-cell>
          <table:table-cell table:style-name="ce10" office:value-type="string" calcext:value-type="string">
            <text:p>RUN8</text:p>
          </table:table-cell>
          <table:table-cell table:style-name="ce10" office:value-type="string" calcext:value-type="string">
            <text:p>RUN9</text:p>
          </table:table-cell>
          <table:table-cell table:style-name="ce10" office:value-type="string" calcext:value-type="string">
            <text:p>RUN10</text:p>
          </table:table-cell>
          <table:table-cell table:style-name="ce10" office:value-type="string" calcext:value-type="string">
            <text:p>RUN11</text:p>
          </table:table-cell>
          <table:table-cell table:style-name="ce10" office:value-type="string" calcext:value-type="string">
            <text:p>RUN12</text:p>
          </table:table-cell>
          <table:table-cell table:style-name="ce10" office:value-type="string" calcext:value-type="string">
            <text:p>RUN13</text:p>
          </table:table-cell>
          <table:table-cell table:style-name="ce10" office:value-type="string" calcext:value-type="string">
            <text:p>RUN14</text:p>
          </table:table-cell>
          <table:table-cell table:style-name="ce10" office:value-type="string" calcext:value-type="string">
            <text:p>RUN15</text:p>
          </table:table-cell>
          <table:table-cell table:style-name="ce10" office:value-type="string" calcext:value-type="string">
            <text:p>RUN16</text:p>
          </table:table-cell>
          <table:table-cell table:style-name="ce10" office:value-type="string" calcext:value-type="string">
            <text:p>RUN17</text:p>
          </table:table-cell>
          <table:table-cell table:style-name="ce10" office:value-type="string" calcext:value-type="string">
            <text:p>RUN18</text:p>
          </table:table-cell>
          <table:table-cell table:style-name="ce10" office:value-type="string" calcext:value-type="string">
            <text:p>RUN19</text:p>
          </table:table-cell>
          <table:table-cell table:style-name="ce10" office:value-type="string" calcext:value-type="string">
            <text:p>RUN20</text:p>
          </table:table-cell>
          <table:table-cell office:value-type="string" calcext:value-type="string">
            <text:p>ACC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6355" calcext:value-type="float">
            <text:p>0.666355</text:p>
          </table:table-cell>
          <table:table-cell office:value-type="float" office:value="0.654746" calcext:value-type="float">
            <text:p>0.654746</text:p>
          </table:table-cell>
          <table:table-cell office:value-type="float" office:value="0.643512" calcext:value-type="float">
            <text:p>0.643512</text:p>
          </table:table-cell>
          <table:table-cell office:value-type="float" office:value="0.649878" calcext:value-type="float">
            <text:p>0.649878</text:p>
          </table:table-cell>
          <table:table-cell office:value-type="float" office:value="0.636959" calcext:value-type="float">
            <text:p>0.636959</text:p>
          </table:table-cell>
          <table:table-cell office:value-type="float" office:value="0.649504" calcext:value-type="float">
            <text:p>0.649504</text:p>
          </table:table-cell>
          <table:table-cell office:value-type="float" office:value="0.617675" calcext:value-type="float">
            <text:p>0.617675</text:p>
          </table:table-cell>
          <table:table-cell office:value-type="float" office:value="0.625538" calcext:value-type="float">
            <text:p>0.625538</text:p>
          </table:table-cell>
          <table:table-cell office:value-type="float" office:value="0.633402" calcext:value-type="float">
            <text:p>0.633402</text:p>
          </table:table-cell>
          <table:table-cell office:value-type="float" office:value="0.648942" calcext:value-type="float">
            <text:p>0.648942</text:p>
          </table:table-cell>
          <table:table-cell office:value-type="float" office:value="0.634448222475" calcext:value-type="float">
            <text:p>0.634448</text:p>
          </table:table-cell>
          <table:table-cell office:value-type="float" office:value="0.644183044419" calcext:value-type="float">
            <text:p>0.644183</text:p>
          </table:table-cell>
          <table:table-cell office:value-type="float" office:value="0.638754701328" calcext:value-type="float">
            <text:p>0.638755</text:p>
          </table:table-cell>
          <table:table-cell office:value-type="float" office:value="0.643060180302" calcext:value-type="float">
            <text:p>0.643060</text:p>
          </table:table-cell>
          <table:table-cell office:value-type="float" office:value="0.646429772532" calcext:value-type="float">
            <text:p>0.646430</text:p>
          </table:table-cell>
          <table:table-cell office:value-type="float" office:value="0.624526423158" calcext:value-type="float">
            <text:p>0.624526</text:p>
          </table:table-cell>
          <table:table-cell office:value-type="float" office:value="0.644744976417" calcext:value-type="float">
            <text:p>0.644745</text:p>
          </table:table-cell>
          <table:table-cell office:value-type="float" office:value="0.625837264527" calcext:value-type="float">
            <text:p>0.625837</text:p>
          </table:table-cell>
          <table:table-cell office:value-type="float" office:value="0.643996067046" calcext:value-type="float">
            <text:p>0.643996</text:p>
          </table:table-cell>
          <table:table-cell office:value-type="float" office:value="0.634448222475" calcext:value-type="float">
            <text:p>0.634448</text:p>
          </table:table-cell>
          <table:table-cell table:formula="of:=AVERAGE([.B2:.U2])" office:value-type="float" office:value="0.64034699373395" calcext:value-type="float">
            <text:p>0.6403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1766" calcext:value-type="float">
            <text:p>0.771766</text:p>
          </table:table-cell>
          <table:table-cell office:value-type="float" office:value="0.762966" calcext:value-type="float">
            <text:p>0.762966</text:p>
          </table:table-cell>
          <table:table-cell office:value-type="float" office:value="0.776072" calcext:value-type="float">
            <text:p>0.776072</text:p>
          </table:table-cell>
          <table:table-cell office:value-type="float" office:value="0.766149" calcext:value-type="float">
            <text:p>0.766149</text:p>
          </table:table-cell>
          <table:table-cell office:value-type="float" office:value="0.764464" calcext:value-type="float">
            <text:p>0.764464</text:p>
          </table:table-cell>
          <table:table-cell office:value-type="float" office:value="0.753979" calcext:value-type="float">
            <text:p>0.753979</text:p>
          </table:table-cell>
          <table:table-cell office:value-type="float" office:value="0.756225" calcext:value-type="float">
            <text:p>0.756225</text:p>
          </table:table-cell>
          <table:table-cell office:value-type="float" office:value="0.752481" calcext:value-type="float">
            <text:p>0.752481</text:p>
          </table:table-cell>
          <table:table-cell office:value-type="float" office:value="0.763527" calcext:value-type="float">
            <text:p>0.763527</text:p>
          </table:table-cell>
          <table:table-cell office:value-type="float" office:value="0.786557" calcext:value-type="float">
            <text:p>0.786557</text:p>
          </table:table-cell>
          <table:table-cell office:value-type="float" office:value="0.74097033174" calcext:value-type="float">
            <text:p>0.740970</text:p>
          </table:table-cell>
          <table:table-cell office:value-type="float" office:value="0.768490001457" calcext:value-type="float">
            <text:p>0.768490</text:p>
          </table:table-cell>
          <table:table-cell office:value-type="float" office:value="0.787959645345" calcext:value-type="float">
            <text:p>0.787960</text:p>
          </table:table-cell>
          <table:table-cell office:value-type="float" office:value="0.767741092086" calcext:value-type="float">
            <text:p>0.767741</text:p>
          </table:table-cell>
          <table:table-cell office:value-type="float" office:value="0.769987820199" calcext:value-type="float">
            <text:p>0.769988</text:p>
          </table:table-cell>
          <table:table-cell office:value-type="float" office:value="0.782904257121" calcext:value-type="float">
            <text:p>0.782904</text:p>
          </table:table-cell>
          <table:table-cell office:value-type="float" office:value="0.771484639062" calcext:value-type="float">
            <text:p>0.771485</text:p>
          </table:table-cell>
          <table:table-cell office:value-type="float" office:value="0.763434613233" calcext:value-type="float">
            <text:p>0.763435</text:p>
          </table:table-cell>
          <table:table-cell office:value-type="float" office:value="0.712888730025" calcext:value-type="float">
            <text:p>0.712889</text:p>
          </table:table-cell>
          <table:table-cell office:value-type="float" office:value="0.738536626254" calcext:value-type="float">
            <text:p>0.738537</text:p>
          </table:table-cell>
          <table:table-cell table:formula="of:=AVERAGE([.B3:.U3])" office:value-type="float" office:value="0.7629291878261" calcext:value-type="float">
            <text:p>0.7629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21943" calcext:value-type="float">
            <text:p>0.821943</text:p>
          </table:table-cell>
          <table:table-cell office:value-type="float" office:value="0.801161" calcext:value-type="float">
            <text:p>0.801161</text:p>
          </table:table-cell>
          <table:table-cell office:value-type="float" office:value="0.841977" calcext:value-type="float">
            <text:p>0.841977</text:p>
          </table:table-cell>
          <table:table-cell office:value-type="float" office:value="0.841041" calcext:value-type="float">
            <text:p>0.841041</text:p>
          </table:table-cell>
          <table:table-cell office:value-type="float" office:value="0.834301" calcext:value-type="float">
            <text:p>0.834301</text:p>
          </table:table-cell>
          <table:table-cell office:value-type="float" office:value="0.819697" calcext:value-type="float">
            <text:p>0.819697</text:p>
          </table:table-cell>
          <table:table-cell office:value-type="float" office:value="0.824565" calcext:value-type="float">
            <text:p>0.824565</text:p>
          </table:table-cell>
          <table:table-cell office:value-type="float" office:value="0.842164" calcext:value-type="float">
            <text:p>0.842164</text:p>
          </table:table-cell>
          <table:table-cell office:value-type="float" office:value="0.832616" calcext:value-type="float">
            <text:p>0.832616</text:p>
          </table:table-cell>
          <table:table-cell office:value-type="float" office:value="0.854522" calcext:value-type="float">
            <text:p>0.854522</text:p>
          </table:table-cell>
          <table:table-cell office:value-type="float" office:value="0.826710955869" calcext:value-type="float">
            <text:p>0.826711</text:p>
          </table:table-cell>
          <table:table-cell office:value-type="float" office:value="0.838692505926" calcext:value-type="float">
            <text:p>0.838693</text:p>
          </table:table-cell>
          <table:table-cell office:value-type="float" office:value="0.843372939525" calcext:value-type="float">
            <text:p>0.843373</text:p>
          </table:table-cell>
          <table:table-cell office:value-type="float" office:value="0.793575965688" calcext:value-type="float">
            <text:p>0.793576</text:p>
          </table:table-cell>
          <table:table-cell office:value-type="float" office:value="0.844308826269" calcext:value-type="float">
            <text:p>0.844309</text:p>
          </table:table-cell>
          <table:table-cell office:value-type="float" office:value="0.848614305243" calcext:value-type="float">
            <text:p>0.848614</text:p>
          </table:table-cell>
          <table:table-cell office:value-type="float" office:value="0.831953321466" calcext:value-type="float">
            <text:p>0.831953</text:p>
          </table:table-cell>
          <table:table-cell office:value-type="float" office:value="0.825026159754" calcext:value-type="float">
            <text:p>0.825026</text:p>
          </table:table-cell>
          <table:table-cell office:value-type="float" office:value="0.819409839411" calcext:value-type="float">
            <text:p>0.819410</text:p>
          </table:table-cell>
          <table:table-cell office:value-type="float" office:value="0.829706593353" calcext:value-type="float">
            <text:p>0.829707</text:p>
          </table:table-cell>
          <table:table-cell table:formula="of:=AVERAGE([.B4:.U4])" office:value-type="float" office:value="0.8307679206252" calcext:value-type="float">
            <text:p>0.8307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0777" calcext:value-type="float">
            <text:p>0.850777</text:p>
          </table:table-cell>
          <table:table-cell office:value-type="float" office:value="0.854147" calcext:value-type="float">
            <text:p>0.854147</text:p>
          </table:table-cell>
          <table:table-cell office:value-type="float" office:value="0.844224" calcext:value-type="float">
            <text:p>0.844224</text:p>
          </table:table-cell>
          <table:table-cell office:value-type="float" office:value="0.820446" calcext:value-type="float">
            <text:p>0.820446</text:p>
          </table:table-cell>
          <table:table-cell office:value-type="float" office:value="0.844037" calcext:value-type="float">
            <text:p>0.844037</text:p>
          </table:table-cell>
          <table:table-cell office:value-type="float" office:value="0.844598" calcext:value-type="float">
            <text:p>0.844598</text:p>
          </table:table-cell>
          <table:table-cell office:value-type="float" office:value="0.840105" calcext:value-type="float">
            <text:p>0.840105</text:p>
          </table:table-cell>
          <table:table-cell office:value-type="float" office:value="0.859202" calcext:value-type="float">
            <text:p>0.859202</text:p>
          </table:table-cell>
          <table:table-cell office:value-type="float" office:value="0.856207" calcext:value-type="float">
            <text:p>0.856207</text:p>
          </table:table-cell>
          <table:table-cell office:value-type="float" office:value="0.85396" calcext:value-type="float">
            <text:p>0.853960</text:p>
          </table:table-cell>
          <table:table-cell office:value-type="float" office:value="0.843372939525" calcext:value-type="float">
            <text:p>0.843373</text:p>
          </table:table-cell>
          <table:table-cell office:value-type="float" office:value="0.849925146612" calcext:value-type="float">
            <text:p>0.849925</text:p>
          </table:table-cell>
          <table:table-cell office:value-type="float" office:value="0.829332638607" calcext:value-type="float">
            <text:p>0.829333</text:p>
          </table:table-cell>
          <table:table-cell office:value-type="float" office:value="0.856664331072" calcext:value-type="float">
            <text:p>0.856664</text:p>
          </table:table-cell>
          <table:table-cell office:value-type="float" office:value="0.847866395751" calcext:value-type="float">
            <text:p>0.847866</text:p>
          </table:table-cell>
          <table:table-cell office:value-type="float" office:value="0.853669693467" calcext:value-type="float">
            <text:p>0.853670</text:p>
          </table:table-cell>
          <table:table-cell office:value-type="float" office:value="0.852358852098" calcext:value-type="float">
            <text:p>0.852359</text:p>
          </table:table-cell>
          <table:table-cell office:value-type="float" office:value="0.840752256666" calcext:value-type="float">
            <text:p>0.840752</text:p>
          </table:table-cell>
          <table:table-cell office:value-type="float" office:value="0.854043648213" calcext:value-type="float">
            <text:p>0.854044</text:p>
          </table:table-cell>
          <table:table-cell office:value-type="float" office:value="0.856477353699" calcext:value-type="float">
            <text:p>0.856477</text:p>
          </table:table-cell>
          <table:table-cell table:formula="of:=AVERAGE([.B5:.U5])" office:value-type="float" office:value="0.8476083127855" calcext:value-type="float">
            <text:p>0.8476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63509" calcext:value-type="float">
            <text:p>0.863509</text:p>
          </table:table-cell>
          <table:table-cell office:value-type="float" office:value="0.858828" calcext:value-type="float">
            <text:p>0.858828</text:p>
          </table:table-cell>
          <table:table-cell office:value-type="float" office:value="0.856019" calcext:value-type="float">
            <text:p>0.856019</text:p>
          </table:table-cell>
          <table:table-cell office:value-type="float" office:value="0.815765" calcext:value-type="float">
            <text:p>0.815765</text:p>
          </table:table-cell>
          <table:table-cell office:value-type="float" office:value="0.850215" calcext:value-type="float">
            <text:p>0.850215</text:p>
          </table:table-cell>
          <table:table-cell office:value-type="float" office:value="0.854522" calcext:value-type="float">
            <text:p>0.854522</text:p>
          </table:table-cell>
          <table:table-cell office:value-type="float" office:value="0.853585" calcext:value-type="float">
            <text:p>0.853585</text:p>
          </table:table-cell>
          <table:table-cell office:value-type="float" office:value="0.861449" calcext:value-type="float">
            <text:p>0.861449</text:p>
          </table:table-cell>
          <table:table-cell office:value-type="float" office:value="0.854334" calcext:value-type="float">
            <text:p>0.854334</text:p>
          </table:table-cell>
          <table:table-cell office:value-type="float" office:value="0.842539" calcext:value-type="float">
            <text:p>0.842539</text:p>
          </table:table-cell>
          <table:table-cell office:value-type="float" office:value="0.842062098156" calcext:value-type="float">
            <text:p>0.842062</text:p>
          </table:table-cell>
          <table:table-cell office:value-type="float" office:value="0.846742531755" calcext:value-type="float">
            <text:p>0.846743</text:p>
          </table:table-cell>
          <table:table-cell office:value-type="float" office:value="0.854605580211" calcext:value-type="float">
            <text:p>0.854606</text:p>
          </table:table-cell>
          <table:table-cell office:value-type="float" office:value="0.833264162835" calcext:value-type="float">
            <text:p>0.833264</text:p>
          </table:table-cell>
          <table:table-cell office:value-type="float" office:value="0.82951961598" calcext:value-type="float">
            <text:p>0.829520</text:p>
          </table:table-cell>
          <table:table-cell office:value-type="float" office:value="0.85722626307" calcext:value-type="float">
            <text:p>0.857226</text:p>
          </table:table-cell>
          <table:table-cell office:value-type="float" office:value="0.843559916898" calcext:value-type="float">
            <text:p>0.843560</text:p>
          </table:table-cell>
          <table:table-cell office:value-type="float" office:value="0.861531742044" calcext:value-type="float">
            <text:p>0.861532</text:p>
          </table:table-cell>
          <table:table-cell office:value-type="float" office:value="0.853669693467" calcext:value-type="float">
            <text:p>0.853670</text:p>
          </table:table-cell>
          <table:table-cell office:value-type="float" office:value="0.851422965354" calcext:value-type="float">
            <text:p>0.851423</text:p>
          </table:table-cell>
          <table:table-cell table:formula="of:=AVERAGE([.B6:.U6])" office:value-type="float" office:value="0.8492184784885" calcext:value-type="float">
            <text:p>0.8492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2275" calcext:value-type="float">
            <text:p>0.852275</text:p>
          </table:table-cell>
          <table:table-cell office:value-type="float" office:value="0.861636" calcext:value-type="float">
            <text:p>0.861636</text:p>
          </table:table-cell>
          <table:table-cell office:value-type="float" office:value="0.861075" calcext:value-type="float">
            <text:p>0.861075</text:p>
          </table:table-cell>
          <table:table-cell office:value-type="float" office:value="0.85939" calcext:value-type="float">
            <text:p>0.859390</text:p>
          </table:table-cell>
          <table:table-cell office:value-type="float" office:value="0.854896" calcext:value-type="float">
            <text:p>0.854896</text:p>
          </table:table-cell>
          <table:table-cell office:value-type="float" office:value="0.857705" calcext:value-type="float">
            <text:p>0.857705</text:p>
          </table:table-cell>
          <table:table-cell office:value-type="float" office:value="0.856394" calcext:value-type="float">
            <text:p>0.856394</text:p>
          </table:table-cell>
          <table:table-cell office:value-type="float" office:value="0.853398" calcext:value-type="float">
            <text:p>0.853398</text:p>
          </table:table-cell>
          <table:table-cell office:value-type="float" office:value="0.852275" calcext:value-type="float">
            <text:p>0.852275</text:p>
          </table:table-cell>
          <table:table-cell office:value-type="float" office:value="0.861636" calcext:value-type="float">
            <text:p>0.861636</text:p>
          </table:table-cell>
          <table:table-cell office:value-type="float" office:value="0.851984897352" calcext:value-type="float">
            <text:p>0.851985</text:p>
          </table:table-cell>
          <table:table-cell office:value-type="float" office:value="0.851235987981" calcext:value-type="float">
            <text:p>0.851236</text:p>
          </table:table-cell>
          <table:table-cell office:value-type="float" office:value="0.850300101237" calcext:value-type="float">
            <text:p>0.850300</text:p>
          </table:table-cell>
          <table:table-cell office:value-type="float" office:value="0.854043648213" calcext:value-type="float">
            <text:p>0.854044</text:p>
          </table:table-cell>
          <table:table-cell office:value-type="float" office:value="0.857975172441" calcext:value-type="float">
            <text:p>0.857975</text:p>
          </table:table-cell>
          <table:table-cell office:value-type="float" office:value="0.853669693467" calcext:value-type="float">
            <text:p>0.853670</text:p>
          </table:table-cell>
          <table:table-cell office:value-type="float" office:value="0.845806645011" calcext:value-type="float">
            <text:p>0.845807</text:p>
          </table:table-cell>
          <table:table-cell office:value-type="float" office:value="0.852545829471" calcext:value-type="float">
            <text:p>0.852546</text:p>
          </table:table-cell>
          <table:table-cell office:value-type="float" office:value="0.859472991183" calcext:value-type="float">
            <text:p>0.859473</text:p>
          </table:table-cell>
          <table:table-cell office:value-type="float" office:value="0.860408877927" calcext:value-type="float">
            <text:p>0.860409</text:p>
          </table:table-cell>
          <table:table-cell table:formula="of:=AVERAGE([.B7:.U7])" office:value-type="float" office:value="0.85540619221415" calcext:value-type="float">
            <text:p>0.8554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5832" calcext:value-type="float">
            <text:p>0.855832</text:p>
          </table:table-cell>
          <table:table-cell office:value-type="float" office:value="0.865943" calcext:value-type="float">
            <text:p>0.865943</text:p>
          </table:table-cell>
          <table:table-cell office:value-type="float" office:value="0.856394" calcext:value-type="float">
            <text:p>0.856394</text:p>
          </table:table-cell>
          <table:table-cell office:value-type="float" office:value="0.858828" calcext:value-type="float">
            <text:p>0.858828</text:p>
          </table:table-cell>
          <table:table-cell office:value-type="float" office:value="0.854709" calcext:value-type="float">
            <text:p>0.854709</text:p>
          </table:table-cell>
          <table:table-cell office:value-type="float" office:value="0.854896" calcext:value-type="float">
            <text:p>0.854896</text:p>
          </table:table-cell>
          <table:table-cell office:value-type="float" office:value="0.85396" calcext:value-type="float">
            <text:p>0.853960</text:p>
          </table:table-cell>
          <table:table-cell office:value-type="float" office:value="0.868189" calcext:value-type="float">
            <text:p>0.868189</text:p>
          </table:table-cell>
          <table:table-cell office:value-type="float" office:value="0.851151" calcext:value-type="float">
            <text:p>0.851151</text:p>
          </table:table-cell>
          <table:table-cell office:value-type="float" office:value="0.861636" calcext:value-type="float">
            <text:p>0.861636</text:p>
          </table:table-cell>
          <table:table-cell office:value-type="float" office:value="0.856290376326" calcext:value-type="float">
            <text:p>0.856290</text:p>
          </table:table-cell>
          <table:table-cell office:value-type="float" office:value="0.842998984779" calcext:value-type="float">
            <text:p>0.842999</text:p>
          </table:table-cell>
          <table:table-cell office:value-type="float" office:value="0.853294738842" calcext:value-type="float">
            <text:p>0.853295</text:p>
          </table:table-cell>
          <table:table-cell office:value-type="float" office:value="0.852358852098" calcext:value-type="float">
            <text:p>0.852359</text:p>
          </table:table-cell>
          <table:table-cell office:value-type="float" office:value="0.846742531755" calcext:value-type="float">
            <text:p>0.846743</text:p>
          </table:table-cell>
          <table:table-cell office:value-type="float" office:value="0.850674055983" calcext:value-type="float">
            <text:p>0.850674</text:p>
          </table:table-cell>
          <table:table-cell office:value-type="float" office:value="0.852920784096" calcext:value-type="float">
            <text:p>0.852921</text:p>
          </table:table-cell>
          <table:table-cell office:value-type="float" office:value="0.857975172441" calcext:value-type="float">
            <text:p>0.857975</text:p>
          </table:table-cell>
          <table:table-cell office:value-type="float" office:value="0.855915421701" calcext:value-type="float">
            <text:p>0.855915</text:p>
          </table:table-cell>
          <table:table-cell office:value-type="float" office:value="0.85928601381" calcext:value-type="float">
            <text:p>0.859286</text:p>
          </table:table-cell>
          <table:table-cell table:formula="of:=AVERAGE([.B8:.U8])" office:value-type="float" office:value="0.85549974659155" calcext:value-type="float">
            <text:p>0.8555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8641" calcext:value-type="float">
            <text:p>0.858641</text:p>
          </table:table-cell>
          <table:table-cell office:value-type="float" office:value="0.862573" calcext:value-type="float">
            <text:p>0.862573</text:p>
          </table:table-cell>
          <table:table-cell office:value-type="float" office:value="0.855271" calcext:value-type="float">
            <text:p>0.855271</text:p>
          </table:table-cell>
          <table:table-cell office:value-type="float" office:value="0.854334" calcext:value-type="float">
            <text:p>0.854334</text:p>
          </table:table-cell>
          <table:table-cell office:value-type="float" office:value="0.852837" calcext:value-type="float">
            <text:p>0.852837</text:p>
          </table:table-cell>
          <table:table-cell office:value-type="float" office:value="0.856394" calcext:value-type="float">
            <text:p>0.856394</text:p>
          </table:table-cell>
          <table:table-cell office:value-type="float" office:value="0.858266" calcext:value-type="float">
            <text:p>0.858266</text:p>
          </table:table-cell>
          <table:table-cell office:value-type="float" office:value="0.864445" calcext:value-type="float">
            <text:p>0.864445</text:p>
          </table:table-cell>
          <table:table-cell office:value-type="float" office:value="0.85059" calcext:value-type="float">
            <text:p>0.850590</text:p>
          </table:table-cell>
          <table:table-cell office:value-type="float" office:value="0.858266" calcext:value-type="float">
            <text:p>0.858266</text:p>
          </table:table-cell>
          <table:table-cell office:value-type="float" office:value="0.853107761469" calcext:value-type="float">
            <text:p>0.853108</text:p>
          </table:table-cell>
          <table:table-cell office:value-type="float" office:value="0.844870758267" calcext:value-type="float">
            <text:p>0.844871</text:p>
          </table:table-cell>
          <table:table-cell office:value-type="float" office:value="0.853294738842" calcext:value-type="float">
            <text:p>0.853295</text:p>
          </table:table-cell>
          <table:table-cell office:value-type="float" office:value="0.84842732787" calcext:value-type="float">
            <text:p>0.848427</text:p>
          </table:table-cell>
          <table:table-cell office:value-type="float" office:value="0.852545829471" calcext:value-type="float">
            <text:p>0.852546</text:p>
          </table:table-cell>
          <table:table-cell office:value-type="float" office:value="0.849176237241" calcext:value-type="float">
            <text:p>0.849176</text:p>
          </table:table-cell>
          <table:table-cell office:value-type="float" office:value="0.853669693467" calcext:value-type="float">
            <text:p>0.853670</text:p>
          </table:table-cell>
          <table:table-cell office:value-type="float" office:value="0.852920784096" calcext:value-type="float">
            <text:p>0.852921</text:p>
          </table:table-cell>
          <table:table-cell office:value-type="float" office:value="0.861344764671" calcext:value-type="float">
            <text:p>0.861345</text:p>
          </table:table-cell>
          <table:table-cell office:value-type="float" office:value="0.858349127187" calcext:value-type="float">
            <text:p>0.858349</text:p>
          </table:table-cell>
          <table:table-cell table:formula="of:=AVERAGE([.B9:.U9])" office:value-type="float" office:value="0.85496620112905" calcext:value-type="float">
            <text:p>0.8549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5832" calcext:value-type="float">
            <text:p>0.855832</text:p>
          </table:table-cell>
          <table:table-cell office:value-type="float" office:value="0.862385" calcext:value-type="float">
            <text:p>0.862385</text:p>
          </table:table-cell>
          <table:table-cell office:value-type="float" office:value="0.854334" calcext:value-type="float">
            <text:p>0.854334</text:p>
          </table:table-cell>
          <table:table-cell office:value-type="float" office:value="0.852649" calcext:value-type="float">
            <text:p>0.852649</text:p>
          </table:table-cell>
          <table:table-cell office:value-type="float" office:value="0.852462" calcext:value-type="float">
            <text:p>0.852462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858453" calcext:value-type="float">
            <text:p>0.858453</text:p>
          </table:table-cell>
          <table:table-cell office:value-type="float" office:value="0.865755" calcext:value-type="float">
            <text:p>0.865755</text:p>
          </table:table-cell>
          <table:table-cell office:value-type="float" office:value="0.849279" calcext:value-type="float">
            <text:p>0.849279</text:p>
          </table:table-cell>
          <table:table-cell office:value-type="float" office:value="0.858079" calcext:value-type="float">
            <text:p>0.858079</text:p>
          </table:table-cell>
          <table:table-cell office:value-type="float" office:value="0.855167512209" calcext:value-type="float">
            <text:p>0.855168</text:p>
          </table:table-cell>
          <table:table-cell office:value-type="float" office:value="0.846929509128" calcext:value-type="float">
            <text:p>0.846930</text:p>
          </table:table-cell>
          <table:table-cell office:value-type="float" office:value="0.855167512209" calcext:value-type="float">
            <text:p>0.855168</text:p>
          </table:table-cell>
          <table:table-cell office:value-type="float" office:value="0.84842732787" calcext:value-type="float">
            <text:p>0.848427</text:p>
          </table:table-cell>
          <table:table-cell office:value-type="float" office:value="0.85385667084" calcext:value-type="float">
            <text:p>0.853857</text:p>
          </table:table-cell>
          <table:table-cell office:value-type="float" office:value="0.848614305243" calcext:value-type="float">
            <text:p>0.848614</text:p>
          </table:table-cell>
          <table:table-cell office:value-type="float" office:value="0.854230625586" calcext:value-type="float">
            <text:p>0.854231</text:p>
          </table:table-cell>
          <table:table-cell office:value-type="float" office:value="0.848802282495" calcext:value-type="float">
            <text:p>0.848802</text:p>
          </table:table-cell>
          <table:table-cell office:value-type="float" office:value="0.860034923181" calcext:value-type="float">
            <text:p>0.860035</text:p>
          </table:table-cell>
          <table:table-cell office:value-type="float" office:value="0.858911059185" calcext:value-type="float">
            <text:p>0.858911</text:p>
          </table:table-cell>
          <table:table-cell table:formula="of:=AVERAGE([.B10:.U10])" office:value-type="float" office:value="0.8548256363973" calcext:value-type="float">
            <text:p>0.8548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5832" calcext:value-type="float">
            <text:p>0.855832</text:p>
          </table:table-cell>
          <table:table-cell office:value-type="float" office:value="0.863509" calcext:value-type="float">
            <text:p>0.863509</text:p>
          </table:table-cell>
          <table:table-cell office:value-type="float" office:value="0.854522" calcext:value-type="float">
            <text:p>0.854522</text:p>
          </table:table-cell>
          <table:table-cell office:value-type="float" office:value="0.8519" calcext:value-type="float">
            <text:p>0.851900</text:p>
          </table:table-cell>
          <table:table-cell office:value-type="float" office:value="0.853585" calcext:value-type="float">
            <text:p>0.853585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856394" calcext:value-type="float">
            <text:p>0.856394</text:p>
          </table:table-cell>
          <table:table-cell office:value-type="float" office:value="0.86613" calcext:value-type="float">
            <text:p>0.866130</text:p>
          </table:table-cell>
          <table:table-cell office:value-type="float" office:value="0.849466" calcext:value-type="float">
            <text:p>0.849466</text:p>
          </table:table-cell>
          <table:table-cell office:value-type="float" office:value="0.85733" calcext:value-type="float">
            <text:p>0.857330</text:p>
          </table:table-cell>
          <table:table-cell office:value-type="float" office:value="0.854230625586" calcext:value-type="float">
            <text:p>0.854231</text:p>
          </table:table-cell>
          <table:table-cell office:value-type="float" office:value="0.845619667638" calcext:value-type="float">
            <text:p>0.845620</text:p>
          </table:table-cell>
          <table:table-cell office:value-type="float" office:value="0.854230625586" calcext:value-type="float">
            <text:p>0.854231</text:p>
          </table:table-cell>
          <table:table-cell office:value-type="float" office:value="0.851235987981" calcext:value-type="float">
            <text:p>0.851236</text:p>
          </table:table-cell>
          <table:table-cell office:value-type="float" office:value="0.85385667084" calcext:value-type="float">
            <text:p>0.853857</text:p>
          </table:table-cell>
          <table:table-cell office:value-type="float" office:value="0.849363214614" calcext:value-type="float">
            <text:p>0.849363</text:p>
          </table:table-cell>
          <table:table-cell office:value-type="float" office:value="0.854230625586" calcext:value-type="float">
            <text:p>0.854231</text:p>
          </table:table-cell>
          <table:table-cell office:value-type="float" office:value="0.849925146612" calcext:value-type="float">
            <text:p>0.849925</text:p>
          </table:table-cell>
          <table:table-cell office:value-type="float" office:value="0.858162149814" calcext:value-type="float">
            <text:p>0.858162</text:p>
          </table:table-cell>
          <table:table-cell office:value-type="float" office:value="0.859098036558" calcext:value-type="float">
            <text:p>0.859098</text:p>
          </table:table-cell>
          <table:table-cell table:formula="of:=AVERAGE([.B11:.U11])" office:value-type="float" office:value="0.85478818754075" calcext:value-type="float">
            <text:p>0.854788</text:p>
          </table:table-cell>
        </table:table-row>
        <table:table-row table:style-name="ro1">
          <table:table-cell table:number-columns-repeated="21"/>
          <table:table-cell table:style-name="ce11"/>
        </table:table-row>
        <table:table-row table:style-name="ro1">
          <table:table-cell table:style-name="ce7" office:value-type="string" calcext:value-type="string">
            <text:p>EPOCH</text:p>
          </table:table-cell>
          <table:table-cell table:style-name="ce10" office:value-type="string" calcext:value-type="string">
            <text:p>RUN1</text:p>
          </table:table-cell>
          <table:table-cell table:style-name="ce10" office:value-type="string" calcext:value-type="string">
            <text:p>RUN2</text:p>
          </table:table-cell>
          <table:table-cell table:style-name="ce10" office:value-type="string" calcext:value-type="string">
            <text:p>RUN3</text:p>
          </table:table-cell>
          <table:table-cell table:style-name="ce10" office:value-type="string" calcext:value-type="string">
            <text:p>RUN4</text:p>
          </table:table-cell>
          <table:table-cell table:style-name="ce10" office:value-type="string" calcext:value-type="string">
            <text:p>RUN5</text:p>
          </table:table-cell>
          <table:table-cell table:style-name="ce10" office:value-type="string" calcext:value-type="string">
            <text:p>RUN6</text:p>
          </table:table-cell>
          <table:table-cell table:style-name="ce10" office:value-type="string" calcext:value-type="string">
            <text:p>RUN7</text:p>
          </table:table-cell>
          <table:table-cell table:style-name="ce10" office:value-type="string" calcext:value-type="string">
            <text:p>RUN8</text:p>
          </table:table-cell>
          <table:table-cell table:style-name="ce10" office:value-type="string" calcext:value-type="string">
            <text:p>RUN9</text:p>
          </table:table-cell>
          <table:table-cell table:style-name="ce10" office:value-type="string" calcext:value-type="string">
            <text:p>RUN10</text:p>
          </table:table-cell>
          <table:table-cell table:style-name="ce10" office:value-type="string" calcext:value-type="string">
            <text:p>RUN11</text:p>
          </table:table-cell>
          <table:table-cell table:style-name="ce10" office:value-type="string" calcext:value-type="string">
            <text:p>RUN12</text:p>
          </table:table-cell>
          <table:table-cell table:style-name="ce10" office:value-type="string" calcext:value-type="string">
            <text:p>RUN13</text:p>
          </table:table-cell>
          <table:table-cell table:style-name="ce10" office:value-type="string" calcext:value-type="string">
            <text:p>RUN14</text:p>
          </table:table-cell>
          <table:table-cell table:style-name="ce10" office:value-type="string" calcext:value-type="string">
            <text:p>RUN15</text:p>
          </table:table-cell>
          <table:table-cell table:style-name="ce10" office:value-type="string" calcext:value-type="string">
            <text:p>RUN16</text:p>
          </table:table-cell>
          <table:table-cell table:style-name="ce10" office:value-type="string" calcext:value-type="string">
            <text:p>RUN17</text:p>
          </table:table-cell>
          <table:table-cell table:style-name="ce10" office:value-type="string" calcext:value-type="string">
            <text:p>RUN18</text:p>
          </table:table-cell>
          <table:table-cell table:style-name="ce10" office:value-type="string" calcext:value-type="string">
            <text:p>RUN19</text:p>
          </table:table-cell>
          <table:table-cell table:style-name="ce10" office:value-type="string" calcext:value-type="string">
            <text:p>RUN20</text:p>
          </table:table-cell>
          <table:table-cell office:value-type="string" calcext:value-type="string">
            <text:p>TRN LOS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007" calcext:value-type="float">
            <text:p>0.642007</text:p>
          </table:table-cell>
          <table:table-cell office:value-type="float" office:value="0.637773" calcext:value-type="float">
            <text:p>0.637773</text:p>
          </table:table-cell>
          <table:table-cell office:value-type="float" office:value="0.642621" calcext:value-type="float">
            <text:p>0.642621</text:p>
          </table:table-cell>
          <table:table-cell office:value-type="float" office:value="0.635462" calcext:value-type="float">
            <text:p>0.635462</text:p>
          </table:table-cell>
          <table:table-cell office:value-type="float" office:value="0.640592" calcext:value-type="float">
            <text:p>0.640592</text:p>
          </table:table-cell>
          <table:table-cell office:value-type="float" office:value="0.641511" calcext:value-type="float">
            <text:p>0.641511</text:p>
          </table:table-cell>
          <table:table-cell office:value-type="float" office:value="0.656428" calcext:value-type="float">
            <text:p>0.656428</text:p>
          </table:table-cell>
          <table:table-cell office:value-type="float" office:value="0.655635" calcext:value-type="float">
            <text:p>0.655635</text:p>
          </table:table-cell>
          <table:table-cell office:value-type="float" office:value="0.659803" calcext:value-type="float">
            <text:p>0.659803</text:p>
          </table:table-cell>
          <table:table-cell office:value-type="float" office:value="0.642972" calcext:value-type="float">
            <text:p>0.642972</text:p>
          </table:table-cell>
          <table:table-cell office:value-type="float" office:value="0.638122653" calcext:value-type="float">
            <text:p>0.638123</text:p>
          </table:table-cell>
          <table:table-cell office:value-type="float" office:value="0.631013766" calcext:value-type="float">
            <text:p>0.631014</text:p>
          </table:table-cell>
          <table:table-cell office:value-type="float" office:value="0.636107856" calcext:value-type="float">
            <text:p>0.636108</text:p>
          </table:table-cell>
          <table:table-cell office:value-type="float" office:value="0.651045555" calcext:value-type="float">
            <text:p>0.651046</text:p>
          </table:table-cell>
          <table:table-cell office:value-type="float" office:value="0.655184379" calcext:value-type="float">
            <text:p>0.655184</text:p>
          </table:table-cell>
          <table:table-cell office:value-type="float" office:value="0.637020423" calcext:value-type="float">
            <text:p>0.637020</text:p>
          </table:table-cell>
          <table:table-cell office:value-type="float" office:value="0.651833004" calcext:value-type="float">
            <text:p>0.651833</text:p>
          </table:table-cell>
          <table:table-cell office:value-type="float" office:value="0.637512951" calcext:value-type="float">
            <text:p>0.637513</text:p>
          </table:table-cell>
          <table:table-cell office:value-type="float" office:value="0.633308589" calcext:value-type="float">
            <text:p>0.633309</text:p>
          </table:table-cell>
          <table:table-cell office:value-type="float" office:value="0.638471196" calcext:value-type="float">
            <text:p>0.638471</text:p>
          </table:table-cell>
          <table:table-cell table:formula="of:=AVERAGE([.B14:.U14])" office:value-type="float" office:value="0.6432212186" calcext:value-type="float">
            <text:p>0.6432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14277" calcext:value-type="float">
            <text:p>0.514277</text:p>
          </table:table-cell>
          <table:table-cell office:value-type="float" office:value="0.525711" calcext:value-type="float">
            <text:p>0.525711</text:p>
          </table:table-cell>
          <table:table-cell office:value-type="float" office:value="0.487695" calcext:value-type="float">
            <text:p>0.487695</text:p>
          </table:table-cell>
          <table:table-cell office:value-type="float" office:value="0.506493" calcext:value-type="float">
            <text:p>0.506493</text:p>
          </table:table-cell>
          <table:table-cell office:value-type="float" office:value="0.504067" calcext:value-type="float">
            <text:p>0.504067</text:p>
          </table:table-cell>
          <table:table-cell office:value-type="float" office:value="0.517294" calcext:value-type="float">
            <text:p>0.517294</text:p>
          </table:table-cell>
          <table:table-cell office:value-type="float" office:value="0.53268" calcext:value-type="float">
            <text:p>0.532680</text:p>
          </table:table-cell>
          <table:table-cell office:value-type="float" office:value="0.533868" calcext:value-type="float">
            <text:p>0.533868</text:p>
          </table:table-cell>
          <table:table-cell office:value-type="float" office:value="0.505803" calcext:value-type="float">
            <text:p>0.505803</text:p>
          </table:table-cell>
          <table:table-cell office:value-type="float" office:value="0.508001" calcext:value-type="float">
            <text:p>0.508001</text:p>
          </table:table-cell>
          <table:table-cell office:value-type="float" office:value="0.484281135" calcext:value-type="float">
            <text:p>0.484281</text:p>
          </table:table-cell>
          <table:table-cell office:value-type="float" office:value="0.502947549" calcext:value-type="float">
            <text:p>0.502948</text:p>
          </table:table-cell>
          <table:table-cell office:value-type="float" office:value="0.500538531" calcext:value-type="float">
            <text:p>0.500539</text:p>
          </table:table-cell>
          <table:table-cell office:value-type="float" office:value="0.530130924" calcext:value-type="float">
            <text:p>0.530131</text:p>
          </table:table-cell>
          <table:table-cell office:value-type="float" office:value="0.502262379" calcext:value-type="float">
            <text:p>0.502262</text:p>
          </table:table-cell>
          <table:table-cell office:value-type="float" office:value="0.513672942" calcext:value-type="float">
            <text:p>0.513673</text:p>
          </table:table-cell>
          <table:table-cell office:value-type="float" office:value="0.52895124" calcext:value-type="float">
            <text:p>0.528951</text:p>
          </table:table-cell>
          <table:table-cell office:value-type="float" office:value="0.510677061" calcext:value-type="float">
            <text:p>0.510677</text:p>
          </table:table-cell>
          <table:table-cell office:value-type="float" office:value="0.522031023" calcext:value-type="float">
            <text:p>0.522031</text:p>
          </table:table-cell>
          <table:table-cell office:value-type="float" office:value="0.504444993" calcext:value-type="float">
            <text:p>0.504445</text:p>
          </table:table-cell>
          <table:table-cell table:formula="of:=AVERAGE([.B15:.U15])" office:value-type="float" office:value="0.51179133885" calcext:value-type="float">
            <text:p>0.511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3404" calcext:value-type="float">
            <text:p>0.353404</text:p>
          </table:table-cell>
          <table:table-cell office:value-type="float" office:value="0.400297" calcext:value-type="float">
            <text:p>0.400297</text:p>
          </table:table-cell>
          <table:table-cell office:value-type="float" office:value="0.342984" calcext:value-type="float">
            <text:p>0.342984</text:p>
          </table:table-cell>
          <table:table-cell office:value-type="float" office:value="0.362293" calcext:value-type="float">
            <text:p>0.362293</text:p>
          </table:table-cell>
          <table:table-cell office:value-type="float" office:value="0.350553" calcext:value-type="float">
            <text:p>0.350553</text:p>
          </table:table-cell>
          <table:table-cell office:value-type="float" office:value="0.386937" calcext:value-type="float">
            <text:p>0.386937</text:p>
          </table:table-cell>
          <table:table-cell office:value-type="float" office:value="0.380786" calcext:value-type="float">
            <text:p>0.380786</text:p>
          </table:table-cell>
          <table:table-cell office:value-type="float" office:value="0.364002" calcext:value-type="float">
            <text:p>0.364002</text:p>
          </table:table-cell>
          <table:table-cell office:value-type="float" office:value="0.32815" calcext:value-type="float">
            <text:p>0.328150</text:p>
          </table:table-cell>
          <table:table-cell office:value-type="float" office:value="0.330333" calcext:value-type="float">
            <text:p>0.330333</text:p>
          </table:table-cell>
          <table:table-cell office:value-type="float" office:value="0.340583112" calcext:value-type="float">
            <text:p>0.340583</text:p>
          </table:table-cell>
          <table:table-cell office:value-type="float" office:value="0.359756949" calcext:value-type="float">
            <text:p>0.359757</text:p>
          </table:table-cell>
          <table:table-cell office:value-type="float" office:value="0.348099129" calcext:value-type="float">
            <text:p>0.348099</text:p>
          </table:table-cell>
          <table:table-cell office:value-type="float" office:value="0.361453986" calcext:value-type="float">
            <text:p>0.361454</text:p>
          </table:table-cell>
          <table:table-cell office:value-type="float" office:value="0.32585295" calcext:value-type="float">
            <text:p>0.325853</text:p>
          </table:table-cell>
          <table:table-cell office:value-type="float" office:value="0.384228441" calcext:value-type="float">
            <text:p>0.384228</text:p>
          </table:table-cell>
          <table:table-cell office:value-type="float" office:value="0.378120498" calcext:value-type="float">
            <text:p>0.378120</text:p>
          </table:table-cell>
          <table:table-cell office:value-type="float" office:value="0.350930172" calcext:value-type="float">
            <text:p>0.350930</text:p>
          </table:table-cell>
          <table:table-cell office:value-type="float" office:value="0.397494921" calcext:value-type="float">
            <text:p>0.397495</text:p>
          </table:table-cell>
          <table:table-cell office:value-type="float" office:value="0.328020669" calcext:value-type="float">
            <text:p>0.328021</text:p>
          </table:table-cell>
          <table:table-cell table:formula="of:=AVERAGE([.B16:.U16])" office:value-type="float" office:value="0.35871399135" calcext:value-type="float">
            <text:p>0.3587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72164" calcext:value-type="float">
            <text:p>0.272164</text:p>
          </table:table-cell>
          <table:table-cell office:value-type="float" office:value="0.306979" calcext:value-type="float">
            <text:p>0.306979</text:p>
          </table:table-cell>
          <table:table-cell office:value-type="float" office:value="0.259209" calcext:value-type="float">
            <text:p>0.259209</text:p>
          </table:table-cell>
          <table:table-cell office:value-type="float" office:value="0.270747" calcext:value-type="float">
            <text:p>0.270747</text:p>
          </table:table-cell>
          <table:table-cell office:value-type="float" office:value="0.241569" calcext:value-type="float">
            <text:p>0.241569</text:p>
          </table:table-cell>
          <table:table-cell office:value-type="float" office:value="0.284306" calcext:value-type="float">
            <text:p>0.284306</text:p>
          </table:table-cell>
          <table:table-cell office:value-type="float" office:value="0.27275" calcext:value-type="float">
            <text:p>0.272750</text:p>
          </table:table-cell>
          <table:table-cell office:value-type="float" office:value="0.278057" calcext:value-type="float">
            <text:p>0.278057</text:p>
          </table:table-cell>
          <table:table-cell office:value-type="float" office:value="0.259116" calcext:value-type="float">
            <text:p>0.259116</text:p>
          </table:table-cell>
          <table:table-cell office:value-type="float" office:value="0.259542" calcext:value-type="float">
            <text:p>0.259542</text:p>
          </table:table-cell>
          <table:table-cell office:value-type="float" office:value="0.257394537" calcext:value-type="float">
            <text:p>0.257395</text:p>
          </table:table-cell>
          <table:table-cell office:value-type="float" office:value="0.268851771" calcext:value-type="float">
            <text:p>0.268852</text:p>
          </table:table-cell>
          <table:table-cell office:value-type="float" office:value="0.239878017" calcext:value-type="float">
            <text:p>0.239878</text:p>
          </table:table-cell>
          <table:table-cell office:value-type="float" office:value="0.276110601" calcext:value-type="float">
            <text:p>0.276111</text:p>
          </table:table-cell>
          <table:table-cell office:value-type="float" office:value="0.257302188" calcext:value-type="float">
            <text:p>0.257302</text:p>
          </table:table-cell>
          <table:table-cell office:value-type="float" office:value="0.282315858" calcext:value-type="float">
            <text:p>0.282316</text:p>
          </table:table-cell>
          <table:table-cell office:value-type="float" office:value="0.27084075" calcext:value-type="float">
            <text:p>0.270841</text:p>
          </table:table-cell>
          <table:table-cell office:value-type="float" office:value="0.270258852" calcext:value-type="float">
            <text:p>0.270259</text:p>
          </table:table-cell>
          <table:table-cell office:value-type="float" office:value="0.304830147" calcext:value-type="float">
            <text:p>0.304830</text:p>
          </table:table-cell>
          <table:table-cell office:value-type="float" office:value="0.257725206" calcext:value-type="float">
            <text:p>0.257725</text:p>
          </table:table-cell>
          <table:table-cell table:formula="of:=AVERAGE([.B17:.U17])" office:value-type="float" office:value="0.26949734635" calcext:value-type="float">
            <text:p>0.2694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8516" calcext:value-type="float">
            <text:p>0.218516</text:p>
          </table:table-cell>
          <table:table-cell office:value-type="float" office:value="0.231651" calcext:value-type="float">
            <text:p>0.231651</text:p>
          </table:table-cell>
          <table:table-cell office:value-type="float" office:value="0.208685" calcext:value-type="float">
            <text:p>0.208685</text:p>
          </table:table-cell>
          <table:table-cell office:value-type="float" office:value="0.217095" calcext:value-type="float">
            <text:p>0.217095</text:p>
          </table:table-cell>
          <table:table-cell office:value-type="float" office:value="0.203895" calcext:value-type="float">
            <text:p>0.203895</text:p>
          </table:table-cell>
          <table:table-cell office:value-type="float" office:value="0.2371" calcext:value-type="float">
            <text:p>0.237100</text:p>
          </table:table-cell>
          <table:table-cell office:value-type="float" office:value="0.221945" calcext:value-type="float">
            <text:p>0.221945</text:p>
          </table:table-cell>
          <table:table-cell office:value-type="float" office:value="0.211998" calcext:value-type="float">
            <text:p>0.211998</text:p>
          </table:table-cell>
          <table:table-cell office:value-type="float" office:value="0.204917" calcext:value-type="float">
            <text:p>0.204917</text:p>
          </table:table-cell>
          <table:table-cell office:value-type="float" office:value="0.213265" calcext:value-type="float">
            <text:p>0.213265</text:p>
          </table:table-cell>
          <table:table-cell office:value-type="float" office:value="0.207224205" calcext:value-type="float">
            <text:p>0.207224</text:p>
          </table:table-cell>
          <table:table-cell office:value-type="float" office:value="0.215575335" calcext:value-type="float">
            <text:p>0.215575</text:p>
          </table:table-cell>
          <table:table-cell office:value-type="float" office:value="0.202467735" calcext:value-type="float">
            <text:p>0.202468</text:p>
          </table:table-cell>
          <table:table-cell office:value-type="float" office:value="0.210514014" calcext:value-type="float">
            <text:p>0.210514</text:p>
          </table:table-cell>
          <table:table-cell office:value-type="float" office:value="0.203482581" calcext:value-type="float">
            <text:p>0.203483</text:p>
          </table:table-cell>
          <table:table-cell office:value-type="float" office:value="0.2354403" calcext:value-type="float">
            <text:p>0.235440</text:p>
          </table:table-cell>
          <table:table-cell office:value-type="float" office:value="0.220391385" calcext:value-type="float">
            <text:p>0.220391</text:p>
          </table:table-cell>
          <table:table-cell office:value-type="float" office:value="0.216986388" calcext:value-type="float">
            <text:p>0.216986</text:p>
          </table:table-cell>
          <table:table-cell office:value-type="float" office:value="0.230029443" calcext:value-type="float">
            <text:p>0.230029</text:p>
          </table:table-cell>
          <table:table-cell office:value-type="float" office:value="0.211772145" calcext:value-type="float">
            <text:p>0.211772</text:p>
          </table:table-cell>
          <table:table-cell table:formula="of:=AVERAGE([.B18:.U18])" office:value-type="float" office:value="0.21614752655" calcext:value-type="float">
            <text:p>0.2161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6241" calcext:value-type="float">
            <text:p>0.166241</text:p>
          </table:table-cell>
          <table:table-cell office:value-type="float" office:value="0.177249" calcext:value-type="float">
            <text:p>0.177249</text:p>
          </table:table-cell>
          <table:table-cell office:value-type="float" office:value="0.162949" calcext:value-type="float">
            <text:p>0.162949</text:p>
          </table:table-cell>
          <table:table-cell office:value-type="float" office:value="0.167226" calcext:value-type="float">
            <text:p>0.167226</text:p>
          </table:table-cell>
          <table:table-cell office:value-type="float" office:value="0.164366" calcext:value-type="float">
            <text:p>0.164366</text:p>
          </table:table-cell>
          <table:table-cell office:value-type="float" office:value="0.172747" calcext:value-type="float">
            <text:p>0.172747</text:p>
          </table:table-cell>
          <table:table-cell office:value-type="float" office:value="0.17445" calcext:value-type="float">
            <text:p>0.174450</text:p>
          </table:table-cell>
          <table:table-cell office:value-type="float" office:value="0.177541" calcext:value-type="float">
            <text:p>0.177541</text:p>
          </table:table-cell>
          <table:table-cell office:value-type="float" office:value="0.15703" calcext:value-type="float">
            <text:p>0.157030</text:p>
          </table:table-cell>
          <table:table-cell office:value-type="float" office:value="0.172751" calcext:value-type="float">
            <text:p>0.172751</text:p>
          </table:table-cell>
          <table:table-cell office:value-type="float" office:value="0.161808357" calcext:value-type="float">
            <text:p>0.161808</text:p>
          </table:table-cell>
          <table:table-cell office:value-type="float" office:value="0.166055418" calcext:value-type="float">
            <text:p>0.166055</text:p>
          </table:table-cell>
          <table:table-cell office:value-type="float" office:value="0.163215438" calcext:value-type="float">
            <text:p>0.163215</text:p>
          </table:table-cell>
          <table:table-cell office:value-type="float" office:value="0.176298213" calcext:value-type="float">
            <text:p>0.176298</text:p>
          </table:table-cell>
          <table:table-cell office:value-type="float" office:value="0.15593079" calcext:value-type="float">
            <text:p>0.155931</text:p>
          </table:table-cell>
          <table:table-cell office:value-type="float" office:value="0.171537771" calcext:value-type="float">
            <text:p>0.171538</text:p>
          </table:table-cell>
          <table:table-cell office:value-type="float" office:value="0.17322885" calcext:value-type="float">
            <text:p>0.173229</text:p>
          </table:table-cell>
          <table:table-cell office:value-type="float" office:value="0.165077313" calcext:value-type="float">
            <text:p>0.165077</text:p>
          </table:table-cell>
          <table:table-cell office:value-type="float" office:value="0.176008257" calcext:value-type="float">
            <text:p>0.176008</text:p>
          </table:table-cell>
          <table:table-cell office:value-type="float" office:value="0.171541743" calcext:value-type="float">
            <text:p>0.171542</text:p>
          </table:table-cell>
          <table:table-cell table:formula="of:=AVERAGE([.B19:.U19])" office:value-type="float" office:value="0.1686626075" calcext:value-type="float">
            <text:p>0.1686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24831" calcext:value-type="float">
            <text:p>0.124831</text:p>
          </table:table-cell>
          <table:table-cell office:value-type="float" office:value="0.136097" calcext:value-type="float">
            <text:p>0.136097</text:p>
          </table:table-cell>
          <table:table-cell office:value-type="float" office:value="0.120401" calcext:value-type="float">
            <text:p>0.120401</text:p>
          </table:table-cell>
          <table:table-cell office:value-type="float" office:value="0.127629" calcext:value-type="float">
            <text:p>0.127629</text:p>
          </table:table-cell>
          <table:table-cell office:value-type="float" office:value="0.12882" calcext:value-type="float">
            <text:p>0.128820</text:p>
          </table:table-cell>
          <table:table-cell office:value-type="float" office:value="0.132919" calcext:value-type="float">
            <text:p>0.132919</text:p>
          </table:table-cell>
          <table:table-cell office:value-type="float" office:value="0.135476" calcext:value-type="float">
            <text:p>0.135476</text:p>
          </table:table-cell>
          <table:table-cell office:value-type="float" office:value="0.133061" calcext:value-type="float">
            <text:p>0.133061</text:p>
          </table:table-cell>
          <table:table-cell office:value-type="float" office:value="0.116657" calcext:value-type="float">
            <text:p>0.116657</text:p>
          </table:table-cell>
          <table:table-cell office:value-type="float" office:value="0.125307" calcext:value-type="float">
            <text:p>0.125307</text:p>
          </table:table-cell>
          <table:table-cell office:value-type="float" office:value="0.119558193" calcext:value-type="float">
            <text:p>0.119558</text:p>
          </table:table-cell>
          <table:table-cell office:value-type="float" office:value="0.126735597" calcext:value-type="float">
            <text:p>0.126736</text:p>
          </table:table-cell>
          <table:table-cell office:value-type="float" office:value="0.12791826" calcext:value-type="float">
            <text:p>0.127918</text:p>
          </table:table-cell>
          <table:table-cell office:value-type="float" office:value="0.132129573" calcext:value-type="float">
            <text:p>0.132130</text:p>
          </table:table-cell>
          <table:table-cell office:value-type="float" office:value="0.115840401" calcext:value-type="float">
            <text:p>0.115840</text:p>
          </table:table-cell>
          <table:table-cell office:value-type="float" office:value="0.131988567" calcext:value-type="float">
            <text:p>0.131989</text:p>
          </table:table-cell>
          <table:table-cell office:value-type="float" office:value="0.134527668" calcext:value-type="float">
            <text:p>0.134528</text:p>
          </table:table-cell>
          <table:table-cell office:value-type="float" office:value="0.123957183" calcext:value-type="float">
            <text:p>0.123957</text:p>
          </table:table-cell>
          <table:table-cell office:value-type="float" office:value="0.135144321" calcext:value-type="float">
            <text:p>0.135144</text:p>
          </table:table-cell>
          <table:table-cell office:value-type="float" office:value="0.124429851" calcext:value-type="float">
            <text:p>0.124430</text:p>
          </table:table-cell>
          <table:table-cell table:formula="of:=AVERAGE([.B20:.U20])" office:value-type="float" office:value="0.1276713807" calcext:value-type="float">
            <text:p>0.1276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91399" calcext:value-type="float">
            <text:p>0.091399</text:p>
          </table:table-cell>
          <table:table-cell office:value-type="float" office:value="0.100968" calcext:value-type="float">
            <text:p>0.100968</text:p>
          </table:table-cell>
          <table:table-cell office:value-type="float" office:value="0.09357" calcext:value-type="float">
            <text:p>0.093570</text:p>
          </table:table-cell>
          <table:table-cell office:value-type="float" office:value="0.096535" calcext:value-type="float">
            <text:p>0.096535</text:p>
          </table:table-cell>
          <table:table-cell office:value-type="float" office:value="0.089803" calcext:value-type="float">
            <text:p>0.089803</text:p>
          </table:table-cell>
          <table:table-cell office:value-type="float" office:value="0.110094" calcext:value-type="float">
            <text:p>0.110094</text:p>
          </table:table-cell>
          <table:table-cell office:value-type="float" office:value="0.112474" calcext:value-type="float">
            <text:p>0.112474</text:p>
          </table:table-cell>
          <table:table-cell office:value-type="float" office:value="0.103672" calcext:value-type="float">
            <text:p>0.103672</text:p>
          </table:table-cell>
          <table:table-cell office:value-type="float" office:value="0.090222" calcext:value-type="float">
            <text:p>0.090222</text:p>
          </table:table-cell>
          <table:table-cell office:value-type="float" office:value="0.101507" calcext:value-type="float">
            <text:p>0.101507</text:p>
          </table:table-cell>
          <table:table-cell office:value-type="float" office:value="0.09291501" calcext:value-type="float">
            <text:p>0.092915</text:p>
          </table:table-cell>
          <table:table-cell office:value-type="float" office:value="0.095859255" calcext:value-type="float">
            <text:p>0.095859</text:p>
          </table:table-cell>
          <table:table-cell office:value-type="float" office:value="0.089174379" calcext:value-type="float">
            <text:p>0.089174</text:p>
          </table:table-cell>
          <table:table-cell office:value-type="float" office:value="0.102946296" calcext:value-type="float">
            <text:p>0.102946</text:p>
          </table:table-cell>
          <table:table-cell office:value-type="float" office:value="0.089590446" calcext:value-type="float">
            <text:p>0.089590</text:p>
          </table:table-cell>
          <table:table-cell office:value-type="float" office:value="0.109323342" calcext:value-type="float">
            <text:p>0.109323</text:p>
          </table:table-cell>
          <table:table-cell office:value-type="float" office:value="0.111686682" calcext:value-type="float">
            <text:p>0.111687</text:p>
          </table:table-cell>
          <table:table-cell office:value-type="float" office:value="0.090759207" calcext:value-type="float">
            <text:p>0.090759</text:p>
          </table:table-cell>
          <table:table-cell office:value-type="float" office:value="0.100261224" calcext:value-type="float">
            <text:p>0.100261</text:p>
          </table:table-cell>
          <table:table-cell office:value-type="float" office:value="0.100796451" calcext:value-type="float">
            <text:p>0.100796</text:p>
          </table:table-cell>
          <table:table-cell table:formula="of:=AVERAGE([.B21:.U21])" office:value-type="float" office:value="0.0986778146" calcext:value-type="float">
            <text:p>0.0986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9066" calcext:value-type="float">
            <text:p>0.069066</text:p>
          </table:table-cell>
          <table:table-cell office:value-type="float" office:value="0.091403" calcext:value-type="float">
            <text:p>0.091403</text:p>
          </table:table-cell>
          <table:table-cell office:value-type="float" office:value="0.069446" calcext:value-type="float">
            <text:p>0.069446</text:p>
          </table:table-cell>
          <table:table-cell office:value-type="float" office:value="0.07351" calcext:value-type="float">
            <text:p>0.073510</text:p>
          </table:table-cell>
          <table:table-cell office:value-type="float" office:value="0.081397" calcext:value-type="float">
            <text:p>0.081397</text:p>
          </table:table-cell>
          <table:table-cell office:value-type="float" office:value="0.085371" calcext:value-type="float">
            <text:p>0.085371</text:p>
          </table:table-cell>
          <table:table-cell office:value-type="float" office:value="0.074971" calcext:value-type="float">
            <text:p>0.074971</text:p>
          </table:table-cell>
          <table:table-cell office:value-type="float" office:value="0.084046" calcext:value-type="float">
            <text:p>0.084046</text:p>
          </table:table-cell>
          <table:table-cell office:value-type="float" office:value="0.069725" calcext:value-type="float">
            <text:p>0.069725</text:p>
          </table:table-cell>
          <table:table-cell office:value-type="float" office:value="0.075726" calcext:value-type="float">
            <text:p>0.075726</text:p>
          </table:table-cell>
          <table:table-cell office:value-type="float" office:value="0.068959878" calcext:value-type="float">
            <text:p>0.068960</text:p>
          </table:table-cell>
          <table:table-cell office:value-type="float" office:value="0.07299543" calcext:value-type="float">
            <text:p>0.072995</text:p>
          </table:table-cell>
          <table:table-cell office:value-type="float" office:value="0.080827221" calcext:value-type="float">
            <text:p>0.080827</text:p>
          </table:table-cell>
          <table:table-cell office:value-type="float" office:value="0.083457678" calcext:value-type="float">
            <text:p>0.083458</text:p>
          </table:table-cell>
          <table:table-cell office:value-type="float" office:value="0.069236925" calcext:value-type="float">
            <text:p>0.069237</text:p>
          </table:table-cell>
          <table:table-cell office:value-type="float" office:value="0.084773403" calcext:value-type="float">
            <text:p>0.084773</text:p>
          </table:table-cell>
          <table:table-cell office:value-type="float" office:value="0.074446203" calcext:value-type="float">
            <text:p>0.074446</text:p>
          </table:table-cell>
          <table:table-cell office:value-type="float" office:value="0.068582538" calcext:value-type="float">
            <text:p>0.068583</text:p>
          </table:table-cell>
          <table:table-cell office:value-type="float" office:value="0.090763179" calcext:value-type="float">
            <text:p>0.090763</text:p>
          </table:table-cell>
          <table:table-cell office:value-type="float" office:value="0.075195918" calcext:value-type="float">
            <text:p>0.075196</text:p>
          </table:table-cell>
          <table:table-cell table:formula="of:=AVERAGE([.B22:.U22])" office:value-type="float" office:value="0.07719496865" calcext:value-type="float">
            <text:p>0.0771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217" calcext:value-type="float">
            <text:p>0.062170</text:p>
          </table:table-cell>
          <table:table-cell office:value-type="float" office:value="0.075572" calcext:value-type="float">
            <text:p>0.075572</text:p>
          </table:table-cell>
          <table:table-cell office:value-type="float" office:value="0.063164" calcext:value-type="float">
            <text:p>0.063164</text:p>
          </table:table-cell>
          <table:table-cell office:value-type="float" office:value="0.06391" calcext:value-type="float">
            <text:p>0.063910</text:p>
          </table:table-cell>
          <table:table-cell office:value-type="float" office:value="0.063194" calcext:value-type="float">
            <text:p>0.063194</text:p>
          </table:table-cell>
          <table:table-cell office:value-type="float" office:value="0.072617" calcext:value-type="float">
            <text:p>0.072617</text:p>
          </table:table-cell>
          <table:table-cell office:value-type="float" office:value="0.075937" calcext:value-type="float">
            <text:p>0.075937</text:p>
          </table:table-cell>
          <table:table-cell office:value-type="float" office:value="0.067444" calcext:value-type="float">
            <text:p>0.067444</text:p>
          </table:table-cell>
          <table:table-cell office:value-type="float" office:value="0.06489" calcext:value-type="float">
            <text:p>0.064890</text:p>
          </table:table-cell>
          <table:table-cell office:value-type="float" office:value="0.068565" calcext:value-type="float">
            <text:p>0.068565</text:p>
          </table:table-cell>
          <table:table-cell office:value-type="float" office:value="0.062721852" calcext:value-type="float">
            <text:p>0.062722</text:p>
          </table:table-cell>
          <table:table-cell office:value-type="float" office:value="0.06346263" calcext:value-type="float">
            <text:p>0.063463</text:p>
          </table:table-cell>
          <table:table-cell office:value-type="float" office:value="0.062751642" calcext:value-type="float">
            <text:p>0.062752</text:p>
          </table:table-cell>
          <table:table-cell office:value-type="float" office:value="0.066971892" calcext:value-type="float">
            <text:p>0.066972</text:p>
          </table:table-cell>
          <table:table-cell office:value-type="float" office:value="0.06443577" calcext:value-type="float">
            <text:p>0.064436</text:p>
          </table:table-cell>
          <table:table-cell office:value-type="float" office:value="0.072108681" calcext:value-type="float">
            <text:p>0.072109</text:p>
          </table:table-cell>
          <table:table-cell office:value-type="float" office:value="0.075405441" calcext:value-type="float">
            <text:p>0.075405</text:p>
          </table:table-cell>
          <table:table-cell office:value-type="float" office:value="0.06173481" calcext:value-type="float">
            <text:p>0.061735</text:p>
          </table:table-cell>
          <table:table-cell office:value-type="float" office:value="0.075042996" calcext:value-type="float">
            <text:p>0.075043</text:p>
          </table:table-cell>
          <table:table-cell office:value-type="float" office:value="0.068085045" calcext:value-type="float">
            <text:p>0.068085</text:p>
          </table:table-cell>
          <table:table-cell table:formula="of:=AVERAGE([.B23:.U23])" office:value-type="float" office:value="0.06750918795" calcext:value-type="float">
            <text:p>0.067509</text:p>
          </table:table-cell>
        </table:table-row>
        <table:table-row table:style-name="ro1">
          <table:table-cell table:number-columns-repeated="21"/>
          <table:table-cell table:style-name="ce11"/>
        </table:table-row>
        <table:table-row table:style-name="ro1">
          <table:table-cell table:style-name="ce7" office:value-type="string" calcext:value-type="string">
            <text:p>EPOCH</text:p>
          </table:table-cell>
          <table:table-cell table:style-name="ce10" office:value-type="string" calcext:value-type="string">
            <text:p>RUN1</text:p>
          </table:table-cell>
          <table:table-cell table:style-name="ce10" office:value-type="string" calcext:value-type="string">
            <text:p>RUN2</text:p>
          </table:table-cell>
          <table:table-cell table:style-name="ce10" office:value-type="string" calcext:value-type="string">
            <text:p>RUN3</text:p>
          </table:table-cell>
          <table:table-cell table:style-name="ce10" office:value-type="string" calcext:value-type="string">
            <text:p>RUN4</text:p>
          </table:table-cell>
          <table:table-cell table:style-name="ce10" office:value-type="string" calcext:value-type="string">
            <text:p>RUN5</text:p>
          </table:table-cell>
          <table:table-cell table:style-name="ce10" office:value-type="string" calcext:value-type="string">
            <text:p>RUN6</text:p>
          </table:table-cell>
          <table:table-cell table:style-name="ce10" office:value-type="string" calcext:value-type="string">
            <text:p>RUN7</text:p>
          </table:table-cell>
          <table:table-cell table:style-name="ce10" office:value-type="string" calcext:value-type="string">
            <text:p>RUN8</text:p>
          </table:table-cell>
          <table:table-cell table:style-name="ce10" office:value-type="string" calcext:value-type="string">
            <text:p>RUN9</text:p>
          </table:table-cell>
          <table:table-cell table:style-name="ce10" office:value-type="string" calcext:value-type="string">
            <text:p>RUN10</text:p>
          </table:table-cell>
          <table:table-cell table:style-name="ce10" office:value-type="string" calcext:value-type="string">
            <text:p>RUN11</text:p>
          </table:table-cell>
          <table:table-cell table:style-name="ce10" office:value-type="string" calcext:value-type="string">
            <text:p>RUN12</text:p>
          </table:table-cell>
          <table:table-cell table:style-name="ce10" office:value-type="string" calcext:value-type="string">
            <text:p>RUN13</text:p>
          </table:table-cell>
          <table:table-cell table:style-name="ce10" office:value-type="string" calcext:value-type="string">
            <text:p>RUN14</text:p>
          </table:table-cell>
          <table:table-cell table:style-name="ce10" office:value-type="string" calcext:value-type="string">
            <text:p>RUN15</text:p>
          </table:table-cell>
          <table:table-cell table:style-name="ce10" office:value-type="string" calcext:value-type="string">
            <text:p>RUN16</text:p>
          </table:table-cell>
          <table:table-cell table:style-name="ce10" office:value-type="string" calcext:value-type="string">
            <text:p>RUN17</text:p>
          </table:table-cell>
          <table:table-cell table:style-name="ce10" office:value-type="string" calcext:value-type="string">
            <text:p>RUN18</text:p>
          </table:table-cell>
          <table:table-cell table:style-name="ce10" office:value-type="string" calcext:value-type="string">
            <text:p>RUN19</text:p>
          </table:table-cell>
          <table:table-cell table:style-name="ce10" office:value-type="string" calcext:value-type="string">
            <text:p>RUN20</text:p>
          </table:table-cell>
          <table:table-cell office:value-type="string" calcext:value-type="string">
            <text:p>VAL LOS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4129" calcext:value-type="float">
            <text:p>0.614129</text:p>
          </table:table-cell>
          <table:table-cell office:value-type="float" office:value="0.621751" calcext:value-type="float">
            <text:p>0.621751</text:p>
          </table:table-cell>
          <table:table-cell office:value-type="float" office:value="0.624054" calcext:value-type="float">
            <text:p>0.624054</text:p>
          </table:table-cell>
          <table:table-cell office:value-type="float" office:value="0.621833" calcext:value-type="float">
            <text:p>0.621833</text:p>
          </table:table-cell>
          <table:table-cell office:value-type="float" office:value="0.636749" calcext:value-type="float">
            <text:p>0.636749</text:p>
          </table:table-cell>
          <table:table-cell office:value-type="float" office:value="0.625396" calcext:value-type="float">
            <text:p>0.625396</text:p>
          </table:table-cell>
          <table:table-cell office:value-type="float" office:value="0.647512" calcext:value-type="float">
            <text:p>0.647512</text:p>
          </table:table-cell>
          <table:table-cell office:value-type="float" office:value="0.638736" calcext:value-type="float">
            <text:p>0.638736</text:p>
          </table:table-cell>
          <table:table-cell office:value-type="float" office:value="0.63837" calcext:value-type="float">
            <text:p>0.638370</text:p>
          </table:table-cell>
          <table:table-cell office:value-type="float" office:value="0.624586" calcext:value-type="float">
            <text:p>0.624586</text:p>
          </table:table-cell>
          <table:table-cell office:value-type="float" office:value="0.650102048" calcext:value-type="float">
            <text:p>0.650102</text:p>
          </table:table-cell>
          <table:table-cell office:value-type="float" office:value="0.641290944" calcext:value-type="float">
            <text:p>0.641291</text:p>
          </table:table-cell>
          <table:table-cell office:value-type="float" office:value="0.64092348" calcext:value-type="float">
            <text:p>0.640923</text:p>
          </table:table-cell>
          <table:table-cell office:value-type="float" office:value="0.627084344" calcext:value-type="float">
            <text:p>0.627084</text:p>
          </table:table-cell>
          <table:table-cell office:value-type="float" office:value="0.616585516" calcext:value-type="float">
            <text:p>0.616586</text:p>
          </table:table-cell>
          <table:table-cell office:value-type="float" office:value="0.624238004" calcext:value-type="float">
            <text:p>0.624238</text:p>
          </table:table-cell>
          <table:table-cell office:value-type="float" office:value="0.626550216" calcext:value-type="float">
            <text:p>0.626550</text:p>
          </table:table-cell>
          <table:table-cell office:value-type="float" office:value="0.624320332" calcext:value-type="float">
            <text:p>0.624320</text:p>
          </table:table-cell>
          <table:table-cell office:value-type="float" office:value="0.639295996" calcext:value-type="float">
            <text:p>0.639296</text:p>
          </table:table-cell>
          <table:table-cell office:value-type="float" office:value="0.627897584" calcext:value-type="float">
            <text:p>0.627898</text:p>
          </table:table-cell>
          <table:table-cell table:formula="of:=AVERAGE([.B26:.U26])" office:value-type="float" office:value="0.6305702232" calcext:value-type="float">
            <text:p>0.6305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77216" calcext:value-type="float">
            <text:p>0.477216</text:p>
          </table:table-cell>
          <table:table-cell office:value-type="float" office:value="0.487282" calcext:value-type="float">
            <text:p>0.487282</text:p>
          </table:table-cell>
          <table:table-cell office:value-type="float" office:value="0.469313" calcext:value-type="float">
            <text:p>0.469313</text:p>
          </table:table-cell>
          <table:table-cell office:value-type="float" office:value="0.480616" calcext:value-type="float">
            <text:p>0.480616</text:p>
          </table:table-cell>
          <table:table-cell office:value-type="float" office:value="0.472917" calcext:value-type="float">
            <text:p>0.472917</text:p>
          </table:table-cell>
          <table:table-cell office:value-type="float" office:value="0.503343" calcext:value-type="float">
            <text:p>0.503343</text:p>
          </table:table-cell>
          <table:table-cell office:value-type="float" office:value="0.506293" calcext:value-type="float">
            <text:p>0.506293</text:p>
          </table:table-cell>
          <table:table-cell office:value-type="float" office:value="0.501641" calcext:value-type="float">
            <text:p>0.501641</text:p>
          </table:table-cell>
          <table:table-cell office:value-type="float" office:value="0.488459" calcext:value-type="float">
            <text:p>0.488459</text:p>
          </table:table-cell>
          <table:table-cell office:value-type="float" office:value="0.460703" calcext:value-type="float">
            <text:p>0.460703</text:p>
          </table:table-cell>
          <table:table-cell office:value-type="float" office:value="0.508318172" calcext:value-type="float">
            <text:p>0.508318</text:p>
          </table:table-cell>
          <table:table-cell office:value-type="float" office:value="0.503647564" calcext:value-type="float">
            <text:p>0.503648</text:p>
          </table:table-cell>
          <table:table-cell office:value-type="float" office:value="0.490412836" calcext:value-type="float">
            <text:p>0.490413</text:p>
          </table:table-cell>
          <table:table-cell office:value-type="float" office:value="0.462545812" calcext:value-type="float">
            <text:p>0.462546</text:p>
          </table:table-cell>
          <table:table-cell office:value-type="float" office:value="0.479124864" calcext:value-type="float">
            <text:p>0.479125</text:p>
          </table:table-cell>
          <table:table-cell office:value-type="float" office:value="0.489231128" calcext:value-type="float">
            <text:p>0.489231</text:p>
          </table:table-cell>
          <table:table-cell office:value-type="float" office:value="0.471190252" calcext:value-type="float">
            <text:p>0.471190</text:p>
          </table:table-cell>
          <table:table-cell office:value-type="float" office:value="0.482538464" calcext:value-type="float">
            <text:p>0.482538</text:p>
          </table:table-cell>
          <table:table-cell office:value-type="float" office:value="0.474808668" calcext:value-type="float">
            <text:p>0.474809</text:p>
          </table:table-cell>
          <table:table-cell office:value-type="float" office:value="0.505356372" calcext:value-type="float">
            <text:p>0.505356</text:p>
          </table:table-cell>
          <table:table-cell table:formula="of:=AVERAGE([.B27:.U27])" office:value-type="float" office:value="0.4857478566" calcext:value-type="float">
            <text:p>0.485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09476" calcext:value-type="float">
            <text:p>0.409476</text:p>
          </table:table-cell>
          <table:table-cell office:value-type="float" office:value="0.43413" calcext:value-type="float">
            <text:p>0.434130</text:p>
          </table:table-cell>
          <table:table-cell office:value-type="float" office:value="0.354495" calcext:value-type="float">
            <text:p>0.354495</text:p>
          </table:table-cell>
          <table:table-cell office:value-type="float" office:value="0.367234" calcext:value-type="float">
            <text:p>0.367234</text:p>
          </table:table-cell>
          <table:table-cell office:value-type="float" office:value="0.375169" calcext:value-type="float">
            <text:p>0.375169</text:p>
          </table:table-cell>
          <table:table-cell office:value-type="float" office:value="0.399402" calcext:value-type="float">
            <text:p>0.399402</text:p>
          </table:table-cell>
          <table:table-cell office:value-type="float" office:value="0.384216" calcext:value-type="float">
            <text:p>0.384216</text:p>
          </table:table-cell>
          <table:table-cell office:value-type="float" office:value="0.357404" calcext:value-type="float">
            <text:p>0.357404</text:p>
          </table:table-cell>
          <table:table-cell office:value-type="float" office:value="0.375005" calcext:value-type="float">
            <text:p>0.375005</text:p>
          </table:table-cell>
          <table:table-cell office:value-type="float" office:value="0.334128" calcext:value-type="float">
            <text:p>0.334128</text:p>
          </table:table-cell>
          <table:table-cell office:value-type="float" office:value="0.385752864" calcext:value-type="float">
            <text:p>0.385753</text:p>
          </table:table-cell>
          <table:table-cell office:value-type="float" office:value="0.358833616" calcext:value-type="float">
            <text:p>0.358834</text:p>
          </table:table-cell>
          <table:table-cell office:value-type="float" office:value="0.37650502" calcext:value-type="float">
            <text:p>0.376505</text:p>
          </table:table-cell>
          <table:table-cell office:value-type="float" office:value="0.335464512" calcext:value-type="float">
            <text:p>0.335465</text:p>
          </table:table-cell>
          <table:table-cell office:value-type="float" office:value="0.411113904" calcext:value-type="float">
            <text:p>0.411114</text:p>
          </table:table-cell>
          <table:table-cell office:value-type="float" office:value="0.43586652" calcext:value-type="float">
            <text:p>0.435867</text:p>
          </table:table-cell>
          <table:table-cell office:value-type="float" office:value="0.35591298" calcext:value-type="float">
            <text:p>0.355913</text:p>
          </table:table-cell>
          <table:table-cell office:value-type="float" office:value="0.368702936" calcext:value-type="float">
            <text:p>0.368703</text:p>
          </table:table-cell>
          <table:table-cell office:value-type="float" office:value="0.376669676" calcext:value-type="float">
            <text:p>0.376670</text:p>
          </table:table-cell>
          <table:table-cell office:value-type="float" office:value="0.400999608" calcext:value-type="float">
            <text:p>0.401000</text:p>
          </table:table-cell>
          <table:table-cell table:formula="of:=AVERAGE([.B28:.U28])" office:value-type="float" office:value="0.3798240318" calcext:value-type="float">
            <text:p>0.3798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43073" calcext:value-type="float">
            <text:p>0.343073</text:p>
          </table:table-cell>
          <table:table-cell office:value-type="float" office:value="0.334911" calcext:value-type="float">
            <text:p>0.334911</text:p>
          </table:table-cell>
          <table:table-cell office:value-type="float" office:value="0.373864" calcext:value-type="float">
            <text:p>0.373864</text:p>
          </table:table-cell>
          <table:table-cell office:value-type="float" office:value="0.407415" calcext:value-type="float">
            <text:p>0.407415</text:p>
          </table:table-cell>
          <table:table-cell office:value-type="float" office:value="0.354088" calcext:value-type="float">
            <text:p>0.354088</text:p>
          </table:table-cell>
          <table:table-cell office:value-type="float" office:value="0.373433" calcext:value-type="float">
            <text:p>0.373433</text:p>
          </table:table-cell>
          <table:table-cell office:value-type="float" office:value="0.37563" calcext:value-type="float">
            <text:p>0.375630</text:p>
          </table:table-cell>
          <table:table-cell office:value-type="float" office:value="0.330244" calcext:value-type="float">
            <text:p>0.330244</text:p>
          </table:table-cell>
          <table:table-cell office:value-type="float" office:value="0.344352" calcext:value-type="float">
            <text:p>0.344352</text:p>
          </table:table-cell>
          <table:table-cell office:value-type="float" office:value="0.333639" calcext:value-type="float">
            <text:p>0.333639</text:p>
          </table:table-cell>
          <table:table-cell office:value-type="float" office:value="0.37713252" calcext:value-type="float">
            <text:p>0.377133</text:p>
          </table:table-cell>
          <table:table-cell office:value-type="float" office:value="0.331564976" calcext:value-type="float">
            <text:p>0.331565</text:p>
          </table:table-cell>
          <table:table-cell office:value-type="float" office:value="0.345729408" calcext:value-type="float">
            <text:p>0.345729</text:p>
          </table:table-cell>
          <table:table-cell office:value-type="float" office:value="0.334973556" calcext:value-type="float">
            <text:p>0.334974</text:p>
          </table:table-cell>
          <table:table-cell office:value-type="float" office:value="0.344445292" calcext:value-type="float">
            <text:p>0.344445</text:p>
          </table:table-cell>
          <table:table-cell office:value-type="float" office:value="0.336250644" calcext:value-type="float">
            <text:p>0.336251</text:p>
          </table:table-cell>
          <table:table-cell office:value-type="float" office:value="0.375359456" calcext:value-type="float">
            <text:p>0.375359</text:p>
          </table:table-cell>
          <table:table-cell office:value-type="float" office:value="0.40904466" calcext:value-type="float">
            <text:p>0.409045</text:p>
          </table:table-cell>
          <table:table-cell office:value-type="float" office:value="0.355504352" calcext:value-type="float">
            <text:p>0.355504</text:p>
          </table:table-cell>
          <table:table-cell office:value-type="float" office:value="0.374926732" calcext:value-type="float">
            <text:p>0.374927</text:p>
          </table:table-cell>
          <table:table-cell table:formula="of:=AVERAGE([.B29:.U29])" office:value-type="float" office:value="0.3577790298" calcext:value-type="float">
            <text:p>0.3577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9136" calcext:value-type="float">
            <text:p>0.339136</text:p>
          </table:table-cell>
          <table:table-cell office:value-type="float" office:value="0.324232" calcext:value-type="float">
            <text:p>0.324232</text:p>
          </table:table-cell>
          <table:table-cell office:value-type="float" office:value="0.349507" calcext:value-type="float">
            <text:p>0.349507</text:p>
          </table:table-cell>
          <table:table-cell office:value-type="float" office:value="0.457703" calcext:value-type="float">
            <text:p>0.457703</text:p>
          </table:table-cell>
          <table:table-cell office:value-type="float" office:value="0.355666" calcext:value-type="float">
            <text:p>0.355666</text:p>
          </table:table-cell>
          <table:table-cell office:value-type="float" office:value="0.347538" calcext:value-type="float">
            <text:p>0.347538</text:p>
          </table:table-cell>
          <table:table-cell office:value-type="float" office:value="0.348832" calcext:value-type="float">
            <text:p>0.348832</text:p>
          </table:table-cell>
          <table:table-cell office:value-type="float" office:value="0.336727" calcext:value-type="float">
            <text:p>0.336727</text:p>
          </table:table-cell>
          <table:table-cell office:value-type="float" office:value="0.362474" calcext:value-type="float">
            <text:p>0.362474</text:p>
          </table:table-cell>
          <table:table-cell office:value-type="float" office:value="0.386535" calcext:value-type="float">
            <text:p>0.386535</text:p>
          </table:table-cell>
          <table:table-cell office:value-type="float" office:value="0.350227328" calcext:value-type="float">
            <text:p>0.350227</text:p>
          </table:table-cell>
          <table:table-cell office:value-type="float" office:value="0.338073908" calcext:value-type="float">
            <text:p>0.338074</text:p>
          </table:table-cell>
          <table:table-cell office:value-type="float" office:value="0.363923896" calcext:value-type="float">
            <text:p>0.363924</text:p>
          </table:table-cell>
          <table:table-cell office:value-type="float" office:value="0.38808114" calcext:value-type="float">
            <text:p>0.388081</text:p>
          </table:table-cell>
          <table:table-cell office:value-type="float" office:value="0.340492544" calcext:value-type="float">
            <text:p>0.340493</text:p>
          </table:table-cell>
          <table:table-cell office:value-type="float" office:value="0.325528928" calcext:value-type="float">
            <text:p>0.325529</text:p>
          </table:table-cell>
          <table:table-cell office:value-type="float" office:value="0.350905028" calcext:value-type="float">
            <text:p>0.350905</text:p>
          </table:table-cell>
          <table:table-cell office:value-type="float" office:value="0.459533812" calcext:value-type="float">
            <text:p>0.459534</text:p>
          </table:table-cell>
          <table:table-cell office:value-type="float" office:value="0.357088664" calcext:value-type="float">
            <text:p>0.357089</text:p>
          </table:table-cell>
          <table:table-cell office:value-type="float" office:value="0.348928152" calcext:value-type="float">
            <text:p>0.348928</text:p>
          </table:table-cell>
          <table:table-cell table:formula="of:=AVERAGE([.B30:.U30])" office:value-type="float" office:value="0.36155667" calcext:value-type="float">
            <text:p>0.3615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75431" calcext:value-type="float">
            <text:p>0.375431</text:p>
          </table:table-cell>
          <table:table-cell office:value-type="float" office:value="0.345733" calcext:value-type="float">
            <text:p>0.345733</text:p>
          </table:table-cell>
          <table:table-cell office:value-type="float" office:value="0.354829" calcext:value-type="float">
            <text:p>0.354829</text:p>
          </table:table-cell>
          <table:table-cell office:value-type="float" office:value="0.361109" calcext:value-type="float">
            <text:p>0.361109</text:p>
          </table:table-cell>
          <table:table-cell office:value-type="float" office:value="0.374807" calcext:value-type="float">
            <text:p>0.374807</text:p>
          </table:table-cell>
          <table:table-cell office:value-type="float" office:value="0.368961" calcext:value-type="float">
            <text:p>0.368961</text:p>
          </table:table-cell>
          <table:table-cell office:value-type="float" office:value="0.370321" calcext:value-type="float">
            <text:p>0.370321</text:p>
          </table:table-cell>
          <table:table-cell office:value-type="float" office:value="0.370601" calcext:value-type="float">
            <text:p>0.370601</text:p>
          </table:table-cell>
          <table:table-cell office:value-type="float" office:value="0.381422" calcext:value-type="float">
            <text:p>0.381422</text:p>
          </table:table-cell>
          <table:table-cell office:value-type="float" office:value="0.348095" calcext:value-type="float">
            <text:p>0.348095</text:p>
          </table:table-cell>
          <table:table-cell office:value-type="float" office:value="0.371802284" calcext:value-type="float">
            <text:p>0.371802</text:p>
          </table:table-cell>
          <table:table-cell office:value-type="float" office:value="0.372083404" calcext:value-type="float">
            <text:p>0.372083</text:p>
          </table:table-cell>
          <table:table-cell office:value-type="float" office:value="0.382947688" calcext:value-type="float">
            <text:p>0.382948</text:p>
          </table:table-cell>
          <table:table-cell office:value-type="float" office:value="0.34948738" calcext:value-type="float">
            <text:p>0.349487</text:p>
          </table:table-cell>
          <table:table-cell office:value-type="float" office:value="0.376932724" calcext:value-type="float">
            <text:p>0.376933</text:p>
          </table:table-cell>
          <table:table-cell office:value-type="float" office:value="0.347115932" calcext:value-type="float">
            <text:p>0.347116</text:p>
          </table:table-cell>
          <table:table-cell office:value-type="float" office:value="0.356248316" calcext:value-type="float">
            <text:p>0.356248</text:p>
          </table:table-cell>
          <table:table-cell office:value-type="float" office:value="0.362553436" calcext:value-type="float">
            <text:p>0.362553</text:p>
          </table:table-cell>
          <table:table-cell office:value-type="float" office:value="0.376306228" calcext:value-type="float">
            <text:p>0.376306</text:p>
          </table:table-cell>
          <table:table-cell office:value-type="float" office:value="0.370436844" calcext:value-type="float">
            <text:p>0.370437</text:p>
          </table:table-cell>
          <table:table-cell table:formula="of:=AVERAGE([.B31:.U31])" office:value-type="float" office:value="0.3658611618" calcext:value-type="float">
            <text:p>0.3658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32196" calcext:value-type="float">
            <text:p>0.432196</text:p>
          </table:table-cell>
          <table:table-cell office:value-type="float" office:value="0.381513" calcext:value-type="float">
            <text:p>0.381513</text:p>
          </table:table-cell>
          <table:table-cell office:value-type="float" office:value="0.445331" calcext:value-type="float">
            <text:p>0.445331</text:p>
          </table:table-cell>
          <table:table-cell office:value-type="float" office:value="0.400268" calcext:value-type="float">
            <text:p>0.400268</text:p>
          </table:table-cell>
          <table:table-cell office:value-type="float" office:value="0.409631" calcext:value-type="float">
            <text:p>0.409631</text:p>
          </table:table-cell>
          <table:table-cell office:value-type="float" office:value="0.425712" calcext:value-type="float">
            <text:p>0.425712</text:p>
          </table:table-cell>
          <table:table-cell office:value-type="float" office:value="0.418844" calcext:value-type="float">
            <text:p>0.418844</text:p>
          </table:table-cell>
          <table:table-cell office:value-type="float" office:value="0.388313" calcext:value-type="float">
            <text:p>0.388313</text:p>
          </table:table-cell>
          <table:table-cell office:value-type="float" office:value="0.438408" calcext:value-type="float">
            <text:p>0.438408</text:p>
          </table:table-cell>
          <table:table-cell office:value-type="float" office:value="0.41531" calcext:value-type="float">
            <text:p>0.415310</text:p>
          </table:table-cell>
          <table:table-cell office:value-type="float" office:value="0.420519376" calcext:value-type="float">
            <text:p>0.420519</text:p>
          </table:table-cell>
          <table:table-cell office:value-type="float" office:value="0.389866252" calcext:value-type="float">
            <text:p>0.389866</text:p>
          </table:table-cell>
          <table:table-cell office:value-type="float" office:value="0.440161632" calcext:value-type="float">
            <text:p>0.440162</text:p>
          </table:table-cell>
          <table:table-cell office:value-type="float" office:value="0.41697124" calcext:value-type="float">
            <text:p>0.416971</text:p>
          </table:table-cell>
          <table:table-cell office:value-type="float" office:value="0.433924784" calcext:value-type="float">
            <text:p>0.433925</text:p>
          </table:table-cell>
          <table:table-cell office:value-type="float" office:value="0.383039052" calcext:value-type="float">
            <text:p>0.383039</text:p>
          </table:table-cell>
          <table:table-cell office:value-type="float" office:value="0.447112324" calcext:value-type="float">
            <text:p>0.447112</text:p>
          </table:table-cell>
          <table:table-cell office:value-type="float" office:value="0.401869072" calcext:value-type="float">
            <text:p>0.401869</text:p>
          </table:table-cell>
          <table:table-cell office:value-type="float" office:value="0.411269524" calcext:value-type="float">
            <text:p>0.411270</text:p>
          </table:table-cell>
          <table:table-cell office:value-type="float" office:value="0.427414848" calcext:value-type="float">
            <text:p>0.427415</text:p>
          </table:table-cell>
          <table:table-cell table:formula="of:=AVERAGE([.B32:.U32])" office:value-type="float" office:value="0.4163837052" calcext:value-type="float">
            <text:p>0.4163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61572" calcext:value-type="float">
            <text:p>0.461572</text:p>
          </table:table-cell>
          <table:table-cell office:value-type="float" office:value="0.439311" calcext:value-type="float">
            <text:p>0.439311</text:p>
          </table:table-cell>
          <table:table-cell office:value-type="float" office:value="0.500307" calcext:value-type="float">
            <text:p>0.500307</text:p>
          </table:table-cell>
          <table:table-cell office:value-type="float" office:value="0.461783" calcext:value-type="float">
            <text:p>0.461783</text:p>
          </table:table-cell>
          <table:table-cell office:value-type="float" office:value="0.475654" calcext:value-type="float">
            <text:p>0.475654</text:p>
          </table:table-cell>
          <table:table-cell office:value-type="float" office:value="0.429125" calcext:value-type="float">
            <text:p>0.429125</text:p>
          </table:table-cell>
          <table:table-cell office:value-type="float" office:value="0.404578" calcext:value-type="float">
            <text:p>0.404578</text:p>
          </table:table-cell>
          <table:table-cell office:value-type="float" office:value="0.449841" calcext:value-type="float">
            <text:p>0.449841</text:p>
          </table:table-cell>
          <table:table-cell office:value-type="float" office:value="0.473948" calcext:value-type="float">
            <text:p>0.473948</text:p>
          </table:table-cell>
          <table:table-cell office:value-type="float" office:value="0.458808" calcext:value-type="float">
            <text:p>0.458808</text:p>
          </table:table-cell>
          <table:table-cell office:value-type="float" office:value="0.406196312" calcext:value-type="float">
            <text:p>0.406196</text:p>
          </table:table-cell>
          <table:table-cell office:value-type="float" office:value="0.451640364" calcext:value-type="float">
            <text:p>0.451640</text:p>
          </table:table-cell>
          <table:table-cell office:value-type="float" office:value="0.475843792" calcext:value-type="float">
            <text:p>0.475844</text:p>
          </table:table-cell>
          <table:table-cell office:value-type="float" office:value="0.460643232" calcext:value-type="float">
            <text:p>0.460643</text:p>
          </table:table-cell>
          <table:table-cell office:value-type="float" office:value="0.463418288" calcext:value-type="float">
            <text:p>0.463418</text:p>
          </table:table-cell>
          <table:table-cell office:value-type="float" office:value="0.441068244" calcext:value-type="float">
            <text:p>0.441068</text:p>
          </table:table-cell>
          <table:table-cell office:value-type="float" office:value="0.502308228" calcext:value-type="float">
            <text:p>0.502308</text:p>
          </table:table-cell>
          <table:table-cell office:value-type="float" office:value="0.463630132" calcext:value-type="float">
            <text:p>0.463630</text:p>
          </table:table-cell>
          <table:table-cell office:value-type="float" office:value="0.477556616" calcext:value-type="float">
            <text:p>0.477557</text:p>
          </table:table-cell>
          <table:table-cell office:value-type="float" office:value="0.4308415" calcext:value-type="float">
            <text:p>0.430842</text:p>
          </table:table-cell>
          <table:table-cell table:formula="of:=AVERAGE([.B33:.U33])" office:value-type="float" office:value="0.4564036854" calcext:value-type="float">
            <text:p>0.4564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20491" calcext:value-type="float">
            <text:p>0.520491</text:p>
          </table:table-cell>
          <table:table-cell office:value-type="float" office:value="0.456867" calcext:value-type="float">
            <text:p>0.456867</text:p>
          </table:table-cell>
          <table:table-cell office:value-type="float" office:value="0.538799" calcext:value-type="float">
            <text:p>0.538799</text:p>
          </table:table-cell>
          <table:table-cell office:value-type="float" office:value="0.506199" calcext:value-type="float">
            <text:p>0.506199</text:p>
          </table:table-cell>
          <table:table-cell office:value-type="float" office:value="0.525987" calcext:value-type="float">
            <text:p>0.525987</text:p>
          </table:table-cell>
          <table:table-cell office:value-type="float" office:value="0.472226" calcext:value-type="float">
            <text:p>0.472226</text:p>
          </table:table-cell>
          <table:table-cell office:value-type="float" office:value="0.449975" calcext:value-type="float">
            <text:p>0.449975</text:p>
          </table:table-cell>
          <table:table-cell office:value-type="float" office:value="0.478357" calcext:value-type="float">
            <text:p>0.478357</text:p>
          </table:table-cell>
          <table:table-cell office:value-type="float" office:value="0.530421" calcext:value-type="float">
            <text:p>0.530421</text:p>
          </table:table-cell>
          <table:table-cell office:value-type="float" office:value="0.504201" calcext:value-type="float">
            <text:p>0.504201</text:p>
          </table:table-cell>
          <table:table-cell office:value-type="float" office:value="0.4517749" calcext:value-type="float">
            <text:p>0.451775</text:p>
          </table:table-cell>
          <table:table-cell office:value-type="float" office:value="0.480270428" calcext:value-type="float">
            <text:p>0.480270</text:p>
          </table:table-cell>
          <table:table-cell office:value-type="float" office:value="0.532542684" calcext:value-type="float">
            <text:p>0.532543</text:p>
          </table:table-cell>
          <table:table-cell office:value-type="float" office:value="0.506217804" calcext:value-type="float">
            <text:p>0.506218</text:p>
          </table:table-cell>
          <table:table-cell office:value-type="float" office:value="0.522572964" calcext:value-type="float">
            <text:p>0.522573</text:p>
          </table:table-cell>
          <table:table-cell office:value-type="float" office:value="0.458694468" calcext:value-type="float">
            <text:p>0.458694</text:p>
          </table:table-cell>
          <table:table-cell office:value-type="float" office:value="0.540954196" calcext:value-type="float">
            <text:p>0.540954</text:p>
          </table:table-cell>
          <table:table-cell office:value-type="float" office:value="0.508223796" calcext:value-type="float">
            <text:p>0.508224</text:p>
          </table:table-cell>
          <table:table-cell office:value-type="float" office:value="0.528090948" calcext:value-type="float">
            <text:p>0.528091</text:p>
          </table:table-cell>
          <table:table-cell office:value-type="float" office:value="0.474114904" calcext:value-type="float">
            <text:p>0.474115</text:p>
          </table:table-cell>
          <table:table-cell table:formula="of:=AVERAGE([.B34:.U34])" office:value-type="float" office:value="0.4993490046" calcext:value-type="float">
            <text:p>0.4993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32663" calcext:value-type="float">
            <text:p>0.532663</text:p>
          </table:table-cell>
          <table:table-cell office:value-type="float" office:value="0.47158" calcext:value-type="float">
            <text:p>0.471580</text:p>
          </table:table-cell>
          <table:table-cell office:value-type="float" office:value="0.571642" calcext:value-type="float">
            <text:p>0.571642</text:p>
          </table:table-cell>
          <table:table-cell office:value-type="float" office:value="0.516532" calcext:value-type="float">
            <text:p>0.516532</text:p>
          </table:table-cell>
          <table:table-cell office:value-type="float" office:value="0.539895" calcext:value-type="float">
            <text:p>0.539895</text:p>
          </table:table-cell>
          <table:table-cell office:value-type="float" office:value="0.491915" calcext:value-type="float">
            <text:p>0.491915</text:p>
          </table:table-cell>
          <table:table-cell office:value-type="float" office:value="0.465897" calcext:value-type="float">
            <text:p>0.465897</text:p>
          </table:table-cell>
          <table:table-cell office:value-type="float" office:value="0.489561" calcext:value-type="float">
            <text:p>0.489561</text:p>
          </table:table-cell>
          <table:table-cell office:value-type="float" office:value="0.561351" calcext:value-type="float">
            <text:p>0.561351</text:p>
          </table:table-cell>
          <table:table-cell office:value-type="float" office:value="0.519857" calcext:value-type="float">
            <text:p>0.519857</text:p>
          </table:table-cell>
          <table:table-cell office:value-type="float" office:value="0.467760588" calcext:value-type="float">
            <text:p>0.467761</text:p>
          </table:table-cell>
          <table:table-cell office:value-type="float" office:value="0.491519244" calcext:value-type="float">
            <text:p>0.491519</text:p>
          </table:table-cell>
          <table:table-cell office:value-type="float" office:value="0.563596404" calcext:value-type="float">
            <text:p>0.563596</text:p>
          </table:table-cell>
          <table:table-cell office:value-type="float" office:value="0.521936428" calcext:value-type="float">
            <text:p>0.521936</text:p>
          </table:table-cell>
          <table:table-cell office:value-type="float" office:value="0.534793652" calcext:value-type="float">
            <text:p>0.534794</text:p>
          </table:table-cell>
          <table:table-cell office:value-type="float" office:value="0.47346632" calcext:value-type="float">
            <text:p>0.473466</text:p>
          </table:table-cell>
          <table:table-cell office:value-type="float" office:value="0.573928568" calcext:value-type="float">
            <text:p>0.573929</text:p>
          </table:table-cell>
          <table:table-cell office:value-type="float" office:value="0.518598128" calcext:value-type="float">
            <text:p>0.518598</text:p>
          </table:table-cell>
          <table:table-cell office:value-type="float" office:value="0.54205458" calcext:value-type="float">
            <text:p>0.542055</text:p>
          </table:table-cell>
          <table:table-cell office:value-type="float" office:value="0.49388266" calcext:value-type="float">
            <text:p>0.493883</text:p>
          </table:table-cell>
          <table:table-cell table:formula="of:=AVERAGE([.B35:.U35])" office:value-type="float" office:value="0.5171214786" calcext:value-type="float">
            <text:p>0.517121</text:p>
          </table:table-cell>
        </table:table-row>
        <table:table-row table:style-name="ro1">
          <table:table-cell table:style-name="ce9" table:number-columns-repeated="6"/>
          <table:table-cell table:style-name="Default"/>
          <table:table-cell table:style-name="ce9"/>
          <table:table-cell table:style-name="Default" table:number-columns-repeated="14"/>
        </table:table-row>
        <table:table-row table:style-name="ro1" table:number-rows-repeated="11">
          <table:table-cell table:style-name="Default" table:number-columns-repeated="22"/>
        </table:table-row>
        <table:table-row table:style-name="ro1" table:number-rows-repeated="3">
          <table:table-cell table:style-name="Default" table:number-columns-repeated="11"/>
          <table:table-cell table:style-name="ce12"/>
          <table:table-cell table:style-name="Default" table:number-columns-repeated="10"/>
        </table:table-row>
        <table:table-row table:style-name="ro1">
          <table:table-cell table:style-name="Default" table:number-columns-repeated="11"/>
          <table:table-cell table:style-name="ce12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00/00/00</text:date>, <text:time style:data-style-name="N2" text:time-value="21:23:48.680327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07-20T20:05:41.755739511</dc:date>
    <meta:editing-duration>PT1H6M41S</meta:editing-duration>
    <meta:editing-cycles>8</meta:editing-cycles>
    <meta:generator>LibreOffice/6.0.7.3$Linux_X86_64 LibreOffice_project/00m0$Build-3</meta:generator>
    <meta:document-statistic meta:table-count="1" meta:cell-count="726" meta:object-count="0"/>
  </office:meta>
</office:document-meta>
</file>